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9.962cm" table:align="left"/>
    </style:style>
    <style:style style:name="Table1.A" style:family="table-column">
      <style:table-column-properties style:column-width="1.168cm"/>
    </style:style>
    <style:style style:name="Table1.B" style:family="table-column">
      <style:table-column-properties style:column-width="4.54cm"/>
    </style:style>
    <style:style style:name="Table1.C" style:family="table-column">
      <style:table-column-properties style:column-width="1.93cm"/>
    </style:style>
    <style:style style:name="Table1.D" style:family="table-column">
      <style:table-column-properties style:column-width="2.32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713cm" table:align="left"/>
    </style:style>
    <style:style style:name="Table2.A" style:family="table-column">
      <style:table-column-properties style:column-width="1.069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688cm"/>
    </style:style>
    <style:style style:name="Table2.D" style:family="table-column">
      <style:table-column-properties style:column-width="1.22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a52a2a" loext:opacity="100%" style:font-name="FreeMono" officeooo:rsid="00067453" officeooo:paragraph-rsid="0039039b"/>
    </style:style>
    <style:style style:name="P2" style:family="paragraph" style:parent-style-name="Standard">
      <style:text-properties officeooo:rsid="00067453" officeooo:paragraph-rsid="002ef84a"/>
    </style:style>
    <style:style style:name="P3" style:family="paragraph" style:parent-style-name="Standard">
      <style:text-properties officeooo:paragraph-rsid="000c2988"/>
    </style:style>
    <style:style style:name="P4" style:family="paragraph" style:parent-style-name="Standard">
      <loext:graphic-properties draw:fill="solid" draw:fill-color="#ffff00" draw:opacity="100%"/>
      <style:paragraph-properties fo:background-color="#ffff00"/>
      <style:text-properties officeooo:paragraph-rsid="000c2988"/>
    </style:style>
    <style:style style:name="P5" style:family="paragraph" style:parent-style-name="Standard">
      <style:text-properties fo:color="#0000cd" loext:opacity="100%" officeooo:rsid="000c2988" officeooo:paragraph-rsid="0010b5dd"/>
    </style:style>
    <style:style style:name="P6" style:family="paragraph" style:parent-style-name="Standard">
      <style:text-properties fo:color="#000000" loext:opacity="100%" style:font-name="FreeMono" fo:font-size="10pt" fo:font-weight="normal" officeooo:rsid="00067453" officeooo:paragraph-rsid="00373f97" fo:background-color="transparent" style:font-size-asian="10pt" style:font-size-complex="10pt"/>
    </style:style>
    <style:style style:name="P7" style:family="paragraph" style:parent-style-name="Standard">
      <style:text-properties fo:color="#000000" loext:opacity="100%" style:font-name="FreeMono" officeooo:paragraph-rsid="00373f97"/>
    </style:style>
    <style:style style:name="P8" style:family="paragraph" style:parent-style-name="Text_20_body">
      <style:paragraph-properties fo:margin-top="0cm" fo:margin-bottom="0cm" style:contextual-spacing="false"/>
      <style:text-properties fo:color="#000000" loext:opacity="100%" style:font-name="FreeMono" officeooo:paragraph-rsid="00373f97"/>
    </style:style>
    <style:style style:name="P9" style:family="paragraph" style:parent-style-name="Standard">
      <style:text-properties fo:color="#000000" loext:opacity="100%" style:font-name="FreeMono" officeooo:paragraph-rsid="003732d4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FreeMono" officeooo:paragraph-rsid="003732d4"/>
    </style:style>
    <style:style style:name="P11" style:family="paragraph" style:parent-style-name="Standard">
      <loext:graphic-properties draw:fill="solid" draw:fill-color="#ffff00" draw:opacity="100%"/>
      <style:paragraph-properties fo:background-color="#ffff00"/>
      <style:text-properties fo:color="#000000" loext:opacity="100%" style:font-name="FreeMono" officeooo:rsid="0020ad79" officeooo:paragraph-rsid="003732d4"/>
    </style:style>
    <style:style style:name="P12" style:family="paragraph" style:parent-style-name="Standard">
      <loext:graphic-properties draw:fill="solid" draw:fill-color="#ffff00" draw:opacity="100%"/>
      <style:paragraph-properties fo:background-color="#ffff00"/>
      <style:text-properties fo:color="#000000" loext:opacity="100%" officeooo:rsid="0020aaf7" officeooo:paragraph-rsid="0020aaf7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Standard">
      <loext:graphic-properties draw:fill="solid" draw:fill-color="#2a6099" draw:opacity="100%"/>
      <style:paragraph-properties fo:text-align="center" style:justify-single-word="false" fo:background-color="#2a6099"/>
      <style:text-properties fo:color="#ffffff" loext:opacity="100%" fo:font-weight="bold" officeooo:rsid="0010b5dd" officeooo:paragraph-rsid="0010b5dd" style:font-weight-asian="bold" style:font-weight-complex="bold"/>
    </style:style>
    <style:style style:name="P15" style:family="paragraph" style:parent-style-name="Standard">
      <loext:graphic-properties draw:fill="none" draw:fill-color="#ffffff" draw:fill-gradient-name="gradient" draw:fill-hatch-name="hatch" draw:opacity="100%"/>
      <style:paragraph-properties fo:background-color="transparent" fo:padding="0cm" fo:border-left="none" fo:border-right="none" fo:border-top="none" fo:border-bottom="0.06pt solid #000000">
        <style:tab-stops/>
      </style:paragraph-properties>
      <style:text-properties fo:font-variant="small-caps" fo:font-weight="bold" officeooo:rsid="00128386" officeooo:paragraph-rsid="00128386" style:font-weight-asian="bold" style:font-weight-complex="bold"/>
    </style:style>
    <style:style style:name="P16" style:family="paragraph" style:parent-style-name="Standard">
      <style:text-properties style:font-name="FreeMono" officeooo:rsid="00067453" officeooo:paragraph-rsid="0039039b"/>
    </style:style>
    <style:style style:name="P17" style:family="paragraph" style:parent-style-name="Standard">
      <style:text-properties style:font-name="FreeMono" officeooo:paragraph-rsid="00340a9a"/>
    </style:style>
    <style:style style:name="P18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officeooo:rsid="0020aaf7" officeooo:paragraph-rsid="0020aaf7"/>
    </style:style>
    <style:style style:name="P19" style:family="paragraph" style:parent-style-name="Standard">
      <style:text-properties style:font-name="FreeMono" officeooo:paragraph-rsid="000c2988"/>
    </style:style>
    <style:style style:name="P20" style:family="paragraph" style:parent-style-name="Standard">
      <style:text-properties style:use-window-font-color="true" loext:opacity="0%" style:font-name="FreeMono" officeooo:rsid="00067453" officeooo:paragraph-rsid="002cfa34"/>
    </style:style>
    <style:style style:name="P21" style:family="paragraph" style:parent-style-name="Standard">
      <style:text-properties style:use-window-font-color="true" loext:opacity="0%" style:font-name="FreeMono" officeooo:rsid="00067453" officeooo:paragraph-rsid="0039039b"/>
    </style:style>
    <style:style style:name="P22" style:family="paragraph" style:parent-style-name="Standard">
      <style:text-properties style:use-window-font-color="true" loext:opacity="0%" style:font-name="FreeMono" officeooo:rsid="00067453" officeooo:paragraph-rsid="003732d4"/>
    </style:style>
    <style:style style:name="P23" style:family="paragraph" style:parent-style-name="Standard">
      <style:text-properties style:use-window-font-color="true" loext:opacity="0%" style:font-name="FreeMono" officeooo:rsid="003732d4" officeooo:paragraph-rsid="003732d4"/>
    </style:style>
    <style:style style:name="P24" style:family="paragraph" style:parent-style-name="Standard">
      <style:text-properties style:use-window-font-color="true" loext:opacity="0%" style:font-name="FreeMono" officeooo:rsid="00373f97" officeooo:paragraph-rsid="00373f97"/>
    </style:style>
    <style:style style:name="P25" style:family="paragraph" style:parent-style-name="Standard">
      <style:text-properties style:use-window-font-color="true" loext:opacity="0%" style:font-name="FreeMono" fo:font-size="10pt" officeooo:rsid="00067453" officeooo:paragraph-rsid="00373f97" style:font-size-asian="10pt" style:font-size-complex="10pt" loext:padding="0cm" loext:border="none"/>
    </style:style>
    <style:style style:name="P26" style:family="paragraph" style:parent-style-name="Standard">
      <style:text-properties style:use-window-font-color="true" loext:opacity="0%" style:font-name="FreeMono" fo:font-weight="bold" officeooo:rsid="0030d147" officeooo:paragraph-rsid="0039039b" style:font-weight-asian="bold" style:font-weight-complex="bold"/>
    </style:style>
    <style:style style:name="P27" style:family="paragraph" style:parent-style-name="Standard">
      <style:text-properties style:use-window-font-color="true" loext:opacity="0%" style:font-name="FreeMono" officeooo:paragraph-rsid="0039039b"/>
    </style:style>
    <style:style style:name="P28" style:family="paragraph" style:parent-style-name="Standard">
      <style:text-properties style:use-window-font-color="true" loext:opacity="0%" style:font-name="FreeMono" officeooo:rsid="0030d147" officeooo:paragraph-rsid="0039039b"/>
    </style:style>
    <style:style style:name="P29" style:family="paragraph" style:parent-style-name="Standard">
      <style:text-properties fo:color="#000000" loext:opacity="100%" style:font-name="FreeMono" officeooo:paragraph-rsid="003732d4"/>
    </style:style>
    <style:style style:name="P30" style:family="paragraph" style:parent-style-name="Standard">
      <loext:graphic-properties draw:fill="solid" draw:fill-color="#ffff00" draw:opacity="100%"/>
      <style:paragraph-properties fo:background-color="#ffff00"/>
      <style:text-properties fo:color="#000000" loext:opacity="100%" style:font-name="FreeMono" fo:font-weight="bold" officeooo:rsid="001303eb" officeooo:paragraph-rsid="003af57b" style:font-weight-asian="bold" style:font-weight-complex="bold"/>
    </style:style>
    <style:style style:name="P31" style:family="paragraph" style:parent-style-name="Standard">
      <style:text-properties fo:color="#000000" loext:opacity="100%" style:font-name="FreeMono" fo:font-weight="bold" officeooo:rsid="003ebd17" officeooo:paragraph-rsid="003ebd17" style:font-weight-asian="bold" style:font-weight-complex="bold"/>
    </style:style>
    <style:style style:name="P32" style:family="paragraph" style:parent-style-name="Standard">
      <loext:graphic-properties draw:fill="solid" draw:fill-color="#ffff00" draw:opacity="100%"/>
      <style:paragraph-properties fo:background-color="#ffff00"/>
      <style:text-properties fo:color="#000000" loext:opacity="100%" style:font-name="FreeMono" officeooo:rsid="003af57b" officeooo:paragraph-rsid="003af57b"/>
    </style:style>
    <style:style style:name="P33" style:family="paragraph" style:parent-style-name="Standard">
      <style:text-properties fo:color="#000000" loext:opacity="100%" style:font-name="FreeMono" officeooo:rsid="00067453" officeooo:paragraph-rsid="003c99fb"/>
    </style:style>
    <style:style style:name="P34" style:family="paragraph" style:parent-style-name="Standard">
      <style:text-properties fo:color="#000000" loext:opacity="100%" style:font-name="FreeMono" officeooo:rsid="003e553b" officeooo:paragraph-rsid="003e553b"/>
    </style:style>
    <style:style style:name="P35" style:family="paragraph" style:parent-style-name="Standard">
      <style:text-properties style:use-window-font-color="true" loext:opacity="0%" style:font-name="FreeMono" fo:font-weight="bold" officeooo:rsid="0030d147" officeooo:paragraph-rsid="0039039b" style:font-weight-asian="bold" style:font-weight-complex="bold"/>
    </style:style>
    <style:style style:name="P36" style:family="paragraph" style:parent-style-name="Standard">
      <style:text-properties style:use-window-font-color="true" loext:opacity="0%" style:font-name="FreeMono" officeooo:rsid="00067453" officeooo:paragraph-rsid="0039039b"/>
    </style:style>
    <style:style style:name="P37" style:family="paragraph" style:parent-style-name="Standard">
      <style:text-properties style:use-window-font-color="true" loext:opacity="0%" style:font-name="FreeMono" officeooo:rsid="00067453" officeooo:paragraph-rsid="003af57b"/>
    </style:style>
    <style:style style:name="P38" style:family="paragraph" style:parent-style-name="Standard">
      <style:text-properties style:use-window-font-color="true" loext:opacity="0%" style:font-name="FreeMono" officeooo:rsid="00067453" officeooo:paragraph-rsid="003c99fb"/>
    </style:style>
    <style:style style:name="P39" style:family="paragraph" style:parent-style-name="Standard">
      <style:text-properties style:use-window-font-color="true" loext:opacity="0%" style:font-name="FreeMono" officeooo:rsid="00067453" officeooo:paragraph-rsid="004012e8"/>
    </style:style>
    <style:style style:name="P40" style:family="paragraph" style:parent-style-name="Standard">
      <style:text-properties style:use-window-font-color="true" loext:opacity="0%" style:font-name="FreeMono" officeooo:rsid="003af57b" officeooo:paragraph-rsid="003af57b"/>
    </style:style>
    <style:style style:name="P41" style:family="paragraph" style:parent-style-name="Standard">
      <style:text-properties style:use-window-font-color="true" loext:opacity="0%" style:font-name="FreeMono" fo:font-size="10pt" officeooo:rsid="00067453" officeooo:paragraph-rsid="00373f97" style:font-size-asian="10pt" style:font-size-complex="10pt" loext:padding="0cm" loext:border="none"/>
    </style:style>
    <style:style style:name="P42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28386" officeooo:paragraph-rsid="00373f97" style:font-weight-asian="bold" style:font-weight-complex="bold"/>
    </style:style>
    <style:style style:name="P43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303eb" officeooo:paragraph-rsid="003732d4" style:font-weight-asian="bold" style:font-weight-complex="bold"/>
    </style:style>
    <style:style style:name="P44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303eb" officeooo:paragraph-rsid="003af57b" style:font-weight-asian="bold" style:font-weight-complex="bold"/>
    </style:style>
    <style:style style:name="P45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642a6" officeooo:paragraph-rsid="003af57b" style:font-weight-asian="bold" style:font-weight-complex="bold"/>
    </style:style>
    <style:style style:name="P46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2264c3" officeooo:paragraph-rsid="003af57b" style:font-weight-asian="bold" style:font-weight-complex="bold"/>
    </style:style>
    <style:style style:name="P47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201e66" officeooo:paragraph-rsid="003af57b" style:font-weight-asian="bold" style:font-weight-complex="bold"/>
    </style:style>
    <style:style style:name="P48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fb994" officeooo:paragraph-rsid="003c99fb" style:font-weight-asian="bold" style:font-weight-complex="bold"/>
    </style:style>
    <style:style style:name="P49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383c2" officeooo:paragraph-rsid="003c99fb" style:font-weight-asian="bold" style:font-weight-complex="bold"/>
    </style:style>
    <style:style style:name="P50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adda4" officeooo:paragraph-rsid="003c99fb" style:font-weight-asian="bold" style:font-weight-complex="bold"/>
    </style:style>
    <style:style style:name="P51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3f67d8" officeooo:paragraph-rsid="003f67d8" style:font-weight-asian="bold" style:font-weight-complex="bold"/>
    </style:style>
    <style:style style:name="P52" style:family="paragraph" style:parent-style-name="Standard">
      <loext:graphic-properties draw:fill="solid" draw:fill-color="#ffff00" draw:opacity="100%"/>
      <style:paragraph-properties fo:background-color="#ffff00"/>
      <style:text-properties style:font-name="FreeMono" fo:font-weight="bold" officeooo:rsid="00192d41" officeooo:paragraph-rsid="0039039b" style:font-weight-asian="bold" style:font-weight-complex="bold"/>
    </style:style>
    <style:style style:name="P53" style:family="paragraph" style:parent-style-name="Standard">
      <style:text-properties style:font-name="FreeMono" officeooo:paragraph-rsid="003af57b"/>
    </style:style>
    <style:style style:name="P54" style:family="paragraph" style:parent-style-name="Standard">
      <style:text-properties style:font-name="FreeMono" officeooo:rsid="000b5518" officeooo:paragraph-rsid="003af57b"/>
    </style:style>
    <style:style style:name="P55" style:family="paragraph" style:parent-style-name="Standard">
      <style:text-properties style:font-name="FreeMono" officeooo:rsid="00067453" officeooo:paragraph-rsid="003c99fb"/>
    </style:style>
    <style:style style:name="P56" style:family="paragraph" style:parent-style-name="Standard">
      <style:text-properties style:font-name="FreeMono" officeooo:rsid="00067453" officeooo:paragraph-rsid="003e553b"/>
    </style:style>
    <style:style style:name="P57" style:family="paragraph" style:parent-style-name="Standard">
      <style:text-properties style:font-name="FreeMono" officeooo:rsid="00067453" officeooo:paragraph-rsid="003ebd17"/>
    </style:style>
    <style:style style:name="P58" style:family="paragraph" style:parent-style-name="Standard">
      <style:text-properties style:font-name="FreeMono" officeooo:rsid="00067453" officeooo:paragraph-rsid="003f67d8"/>
    </style:style>
    <style:style style:name="P59" style:family="paragraph" style:parent-style-name="Standard">
      <style:text-properties style:font-name="FreeMono" officeooo:rsid="001fb994" officeooo:paragraph-rsid="0039039b"/>
    </style:style>
    <style:style style:name="P60" style:family="paragraph" style:parent-style-name="Standard">
      <style:text-properties style:font-name="FreeMono" officeooo:rsid="003ec9d1" officeooo:paragraph-rsid="003f67d8"/>
    </style:style>
    <style:style style:name="P61" style:family="paragraph" style:parent-style-name="Standard">
      <loext:graphic-properties draw:fill="solid" draw:fill-color="#ffff00" draw:opacity="100%"/>
      <style:paragraph-properties fo:background-color="#ffff00"/>
      <style:text-properties fo:font-weight="bold" officeooo:rsid="001463b2" officeooo:paragraph-rsid="004012e8" style:font-weight-asian="bold" style:font-weight-complex="bold"/>
    </style:style>
    <style:style style:name="P62" style:family="paragraph" style:parent-style-name="Standard">
      <loext:graphic-properties draw:fill="solid" draw:fill-color="#ffff00" draw:opacity="100%"/>
      <style:paragraph-properties fo:background-color="#ffff00"/>
      <style:text-properties officeooo:paragraph-rsid="0039039b"/>
    </style:style>
    <style:style style:name="P63" style:family="paragraph" style:parent-style-name="Standard">
      <style:text-properties officeooo:paragraph-rsid="003af57b"/>
    </style:style>
    <style:style style:name="P64" style:family="paragraph" style:parent-style-name="Standard">
      <style:paragraph-properties fo:line-height="100%"/>
      <style:text-properties officeooo:paragraph-rsid="003c99fb"/>
    </style:style>
    <style:style style:name="P65" style:family="paragraph" style:parent-style-name="Standard">
      <loext:graphic-properties draw:fill="solid" draw:fill-color="#ffff00" draw:opacity="100%"/>
      <style:paragraph-properties fo:background-color="#ffff00"/>
      <style:text-properties officeooo:rsid="001adda4" officeooo:paragraph-rsid="003e553b"/>
    </style:style>
    <style:style style:name="P66" style:family="paragraph" style:parent-style-name="Standard">
      <style:text-properties officeooo:paragraph-rsid="0030d147"/>
    </style:style>
    <style:style style:name="P67" style:family="paragraph" style:parent-style-name="Standard">
      <loext:graphic-properties draw:fill="solid" draw:fill-color="#ffff00" draw:opacity="100%"/>
      <style:paragraph-properties fo:background-color="#ffff00"/>
      <style:text-properties officeooo:paragraph-rsid="002264c3"/>
    </style:style>
    <style:style style:name="P68" style:family="paragraph" style:parent-style-name="Standard">
      <loext:graphic-properties draw:fill="solid" draw:fill-color="#ffff00" draw:opacity="100%"/>
      <style:paragraph-properties fo:background-color="#ffff00"/>
      <style:text-properties officeooo:paragraph-rsid="00253ee5"/>
    </style:style>
    <style:style style:name="P69" style:family="paragraph" style:parent-style-name="Standard">
      <style:text-properties fo:color="#0000cd" loext:opacity="100%" officeooo:rsid="00067453" officeooo:paragraph-rsid="002ef84a"/>
    </style:style>
    <style:style style:name="T1" style:family="text">
      <style:text-properties fo:color="#a52a2a" loext:opacity="100%"/>
    </style:style>
    <style:style style:name="T2" style:family="text">
      <style:text-properties fo:color="#a52a2a" loext:opacity="100%" style:text-underline-style="none" fo:font-weight="normal" style:font-weight-asian="normal" style:font-weight-complex="normal" loext:padding="0cm" loext:border="none"/>
    </style:style>
    <style:style style:name="T3" style:family="text">
      <style:text-properties fo:color="#a52a2a" loext:opacity="100%" style:font-name="FreeMono"/>
    </style:style>
    <style:style style:name="T4" style:family="text">
      <style:text-properties fo:color="#a52a2a" loext:opacity="100%" style:font-name="FreeMono" style:text-underline-style="none" loext:padding="0cm" loext:border="none"/>
    </style:style>
    <style:style style:name="T5" style:family="text">
      <style:text-properties fo:color="#a52a2a" loext:opacity="100%" style:font-name="FreeMono" style:text-underline-style="none" fo:font-weight="normal" style:font-weight-asian="normal" style:font-weight-complex="normal" loext:padding="0cm" loext:border="none"/>
    </style:style>
    <style:style style:name="T6" style:family="text">
      <style:text-properties fo:color="#a52a2a" loext:opacity="100%" officeooo:rsid="001adda4"/>
    </style:style>
    <style:style style:name="T7" style:family="text">
      <style:text-properties fo:color="#0000cd" loext:opacity="100%"/>
    </style:style>
    <style:style style:name="T8" style:family="text">
      <style:text-properties fo:color="#0000cd" loext:opacity="100%" style:text-underline-style="none" fo:font-weight="normal" style:font-weight-asian="normal" style:font-weight-complex="normal" loext:padding="0cm" loext:border="none"/>
    </style:style>
    <style:style style:name="T9" style:family="text">
      <style:text-properties fo:color="#0000cd" loext:opacity="100%" officeooo:rsid="001adda4"/>
    </style:style>
    <style:style style:name="T10" style:family="text">
      <style:text-properties fo:color="#0000cd" loext:opacity="100%" officeooo:rsid="0030d147"/>
    </style:style>
    <style:style style:name="T11" style:family="text">
      <style:text-properties fo:color="#0000cd" loext:opacity="100%" style:font-name="FreeMono"/>
    </style:style>
    <style:style style:name="T12" style:family="text">
      <style:text-properties fo:color="#0000cd" loext:opacity="100%" style:font-name="FreeMono" style:text-underline-style="none" loext:padding="0cm" loext:border="none"/>
    </style:style>
    <style:style style:name="T13" style:family="text">
      <style:text-properties fo:color="#0000cd" loext:opacity="100%" officeooo:rsid="003af57b"/>
    </style:style>
    <style:style style:name="T14" style:family="text">
      <style:text-properties fo:color="#0000cd" loext:opacity="100%" officeooo:rsid="003ebd17"/>
    </style:style>
    <style:style style:name="T15" style:family="text">
      <style:text-properties fo:color="#0000cd" loext:opacity="100%" officeooo:rsid="003ec9d1"/>
    </style:style>
    <style:style style:name="T16" style:family="text">
      <style:text-properties fo:color="#0000cd" loext:opacity="100%" officeooo:rsid="003f67d8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officeooo:rsid="00340a9a"/>
    </style:style>
    <style:style style:name="T19" style:family="text">
      <style:text-properties fo:color="#ff0000" loext:opacity="100%" officeooo:rsid="001adda4"/>
    </style:style>
    <style:style style:name="T20" style:family="text">
      <style:text-properties fo:color="#ff0000" loext:opacity="100%" officeooo:rsid="003e553b"/>
    </style:style>
    <style:style style:name="T21" style:family="text">
      <style:text-properties fo:color="#ff0000" loext:opacity="100%" style:font-name="FreeMono"/>
    </style:style>
    <style:style style:name="T22" style:family="text">
      <style:text-properties fo:color="#000000" loext:opacity="100%"/>
    </style:style>
    <style:style style:name="T23" style:family="text">
      <style:text-properties officeooo:rsid="002cfa34"/>
    </style:style>
    <style:style style:name="T24" style:family="text">
      <style:text-properties officeooo:rsid="002d34f3"/>
    </style:style>
    <style:style style:name="T25" style:family="text">
      <style:text-properties officeooo:rsid="002ef84a"/>
    </style:style>
    <style:style style:name="T26" style:family="text">
      <style:text-properties officeooo:rsid="0030d147"/>
    </style:style>
    <style:style style:name="T27" style:family="text">
      <style:text-properties officeooo:rsid="00067453"/>
    </style:style>
    <style:style style:name="T28" style:family="text">
      <style:text-properties officeooo:rsid="00358257"/>
    </style:style>
    <style:style style:name="T29" style:family="text">
      <style:text-properties style:font-name="FreeMono" fo:font-style="normal" officeooo:rsid="000b5518" style:font-style-asian="normal" style:font-style-complex="normal"/>
    </style:style>
    <style:style style:name="T30" style:family="text">
      <style:text-properties style:font-name="FreeMono" fo:font-style="normal" officeooo:rsid="000c2988" style:font-style-asian="normal" style:font-style-complex="normal"/>
    </style:style>
    <style:style style:name="T31" style:family="text">
      <style:text-properties style:font-name="FreeMono" fo:font-style="normal" officeooo:rsid="00201e66" style:font-style-asian="normal" style:font-style-complex="normal"/>
    </style:style>
    <style:style style:name="T32" style:family="text">
      <style:text-properties style:font-name="FreeMono" fo:font-weight="bold"/>
    </style:style>
    <style:style style:name="T33" style:family="text">
      <style:text-properties officeooo:rsid="00373f9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af57b"/>
    </style:style>
    <style:style style:name="T36" style:family="text">
      <style:text-properties officeooo:rsid="003c99fb"/>
    </style:style>
    <style:style style:name="T37" style:family="text">
      <style:text-properties officeooo:rsid="003e553b"/>
    </style:style>
    <style:style style:name="T38" style:family="text">
      <style:text-properties officeooo:rsid="003ebd17"/>
    </style:style>
    <style:style style:name="T39" style:family="text">
      <style:text-properties officeooo:rsid="004012e8"/>
    </style:style>
    <style:style style:name="T40" style:family="text">
      <style:text-properties officeooo:rsid="002264c3"/>
    </style:style>
    <style:style style:name="T41" style:family="text">
      <style:text-properties officeooo:rsid="00253ee5"/>
    </style:style>
    <style:style style:name="T42" style:family="text">
      <style:text-properties officeooo:rsid="001d28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TML <text:span text:style-name="T24">5</text:span></text:p>
      <text:p text:style-name="P15"><text:span text:style-name="T23">Estrutura </text:span>Básic<text:span text:style-name="T23">a</text:span></text:p>
      <text:p text:style-name="P20">&lt;!DOCTYPE html&gt;</text:p>
      <text:p text:style-name="P23">(Attributes)</text:p>
      <text:p text:style-name="P20">&lt;<text:span text:style-name="T23">head&gt;</text:span></text:p>
      <text:p text:style-name="P24"><text:s text:c="2"/>code here</text:p>
      <text:p text:style-name="P20">&lt;/<text:span text:style-name="T23">head&gt;</text:span></text:p>
      <text:p text:style-name="P20">&lt;html&gt;</text:p>
      <text:p text:style-name="P20"><text:s text:c="2"/>&lt;body&gt;</text:p>
      <text:p text:style-name="P20"><text:s text:c="4"/>&lt;<text:span text:style-name="T33">header&gt;&lt;/header&gt;</text:span></text:p>
      <text:p text:style-name="P20"><text:s text:c="4"/>&lt;<text:span text:style-name="T33">main&gt;&lt;/main&gt;</text:span></text:p>
      <text:p text:style-name="P20"><text:s text:c="4"/>&lt;<text:span text:style-name="T33">footer&gt;&lt;/footer&gt;</text:span></text:p>
      <text:p text:style-name="P20"><text:s text:c="2"/>&lt;/body&gt;</text:p>
      <text:p text:style-name="P20">&lt;/html&gt;</text:p>
      <text:p text:style-name="P42">Elementos</text:p>
      <text:p text:style-name="P25">&lt;tag&gt;Content goes here&lt;/tag&gt;</text:p>
      <text:p text:style-name="P25">&lt;<text:span text:style-name="T24">tag style=””&gt;&lt;/tag&gt;</text:span></text:p>
      <text:p text:style-name="P25">&lt;<text:span text:style-name="T37">tag class=”” id=””&gt;&lt;/tag&gt;</text:span></text:p>
      <text:p text:style-name="P45">Comments</text:p>
      <text:p text:style-name="P37">&lt;!-- comment --&gt;</text:p>
      <text:p text:style-name="P43">Attributes</text:p>
      <text:p text:style-name="P22">&lt;html lang="en"&gt;</text:p>
      <text:p text:style-name="P22">&lt;html lang="en-US"&gt;</text:p>
      <text:p text:style-name="P22">&lt;<text:span text:style-name="T24">html lang=”pt-br”&gt;</text:span></text:p>
      <text:p text:style-name="P11"><text:span text:style-name="T34">Head </text:span>&lt;head&gt;&lt;/head&gt;</text:p>
      <text:p text:style-name="P10">&lt;meta charset="UTF-8"&gt;</text:p>
      <text:p text:style-name="P8">&lt;meta name="viewport" content="width=device-width, initial-scale=1.0"&gt;</text:p>
      <text:p text:style-name="P6">&lt;link rel="shortcut icon" href="" type="image/x-icon"&gt;</text:p>
      <text:p text:style-name="P7">&lt;link rel="stylesheet" href=""&gt; </text:p>
      <text:p text:style-name="P9">&lt;title&gt;<text:span text:style-name="T35">tittle</text:span>&lt;/title&gt;</text:p>
      <text:p text:style-name="P9">&lt;style&gt;&lt;/style&gt;</text:p>
      <text:p text:style-name="P46">Semantics</text:p>
      <text:p text:style-name="P53"><text:span text:style-name="T7">&lt;</text:span><text:span text:style-name="T1">header</text:span><text:span text:style-name="T7">&gt;&lt;</text:span><text:span text:style-name="T1">/header</text:span><text:span text:style-name="T7">&gt;</text:span></text:p>
      <text:p text:style-name="P53"><text:span text:style-name="T7">&lt;</text:span><text:span text:style-name="T13">main&gt;&lt;/main&gt;</text:span></text:p>
      <text:p text:style-name="P53"><text:span text:style-name="T7">&lt;</text:span><text:span text:style-name="T1">nav</text:span><text:span text:style-name="T7">&gt;&lt;</text:span><text:span text:style-name="T1">/nav</text:span><text:span text:style-name="T7">&gt;</text:span></text:p>
      <text:p text:style-name="P53"><text:span text:style-name="T13">&lt;section&gt;&lt;/section&gt;</text:span></text:p>
      <text:p text:style-name="P53"><text:span text:style-name="T7">&lt;</text:span><text:span text:style-name="T1">article</text:span><text:span text:style-name="T7">&gt;&lt;</text:span><text:span text:style-name="T1">/article</text:span><text:span text:style-name="T7">&gt;</text:span></text:p>
      <text:p text:style-name="P53"><text:span text:style-name="T7">&lt;</text:span><text:span text:style-name="T1">aside</text:span><text:span text:style-name="T7">&gt;&lt;</text:span><text:span text:style-name="T1">/aside</text:span><text:span text:style-name="T7">&gt;</text:span></text:p>
      <text:p text:style-name="P53"><text:span text:style-name="T7">&lt;</text:span><text:span text:style-name="T1">footer</text:span><text:span text:style-name="T7">&gt;&lt;</text:span><text:span text:style-name="T1">/footer</text:span><text:span text:style-name="T7">&gt;</text:span></text:p>
      <text:p text:style-name="P44"><text:span text:style-name="T22">Headings</text:span></text:p>
      <text:p text:style-name="P37">&lt;h1&gt;Heading 1&lt;/h1&gt;</text:p>
      <text:p text:style-name="P37">&lt;h2&gt;Heading 2&lt;/h2&gt;</text:p>
      <text:p text:style-name="P37">&lt;h3&gt;Heading 3&lt;/h3&gt;</text:p>
      <text:p text:style-name="P37">&lt;h4&gt;Heading 4&lt;/h4&gt;</text:p>
      <text:p text:style-name="P37">&lt;h5&gt;Heading 5&lt;/h5&gt;</text:p>
      <text:p text:style-name="P37">&lt;h6&gt;Heading 6&lt;/h6&gt;</text:p>
      <text:p text:style-name="P30">Paragraphs</text:p>
      <text:p text:style-name="P37">&lt;p&gt;This is a paragraph.&lt;/p&gt;</text:p>
      <text:p text:style-name="P37">&lt;br&gt; <text:span text:style-name="T35">break</text:span><text:span text:style-name="T28"> line</text:span></text:p>
      <text:p text:style-name="P32">Boxes</text:p>
      <text:p text:style-name="P40">Box-level</text:p>
      <text:p text:style-name="P47">Block &amp; inline</text:p>
      <text:p text:style-name="P54">Block</text:p>
      <text:p text:style-name="P64"><text:a xlink:type="simple" xlink:href="https://www.w3schools.com/tags/tag_div.asp" text:style-name="Internet_20_link" text:visited-style-name="Visited_20_Internet_20_Link"><text:span text:style-name="T4">div</text:span></text:a><text:span text:style-name="T12"> </text:span><text:a xlink:type="simple" xlink:href="https://www.w3schools.com/tags/tag_hn.asp" text:style-name="Internet_20_link" text:visited-style-name="Visited_20_Internet_20_Link"><text:span text:style-name="T4">h1</text:span></text:a><text:a xlink:type="simple" xlink:href="https://www.w3schools.com/tags/tag_hn.asp" text:style-name="Internet_20_link" text:visited-style-name="Visited_20_Internet_20_Link"><text:span text:style-name="T12">-</text:span></text:a><text:a xlink:type="simple" xlink:href="https://www.w3schools.com/tags/tag_hn.asp" text:style-name="Internet_20_link" text:visited-style-name="Visited_20_Internet_20_Link"><text:span text:style-name="T4">h6</text:span></text:a><text:span text:style-name="T12"> </text:span><text:a xlink:type="simple" xlink:href="https://www.w3schools.com/tags/tag_p.asp" text:style-name="Internet_20_link" text:visited-style-name="Visited_20_Internet_20_Link"><text:span text:style-name="T4">p</text:span></text:a><text:span text:style-name="T12"> </text:span><text:a xlink:type="simple" xlink:href="https://www.w3schools.com/tags/tag_hr.asp" text:style-name="Internet_20_link" text:visited-style-name="Visited_20_Internet_20_Link"><text:span text:style-name="T4">hr</text:span></text:a><text:span text:style-name="T12"> </text:span><text:a xlink:type="simple" xlink:href="https://www.w3schools.com/tags/tag_main.asp" text:style-name="Internet_20_link" text:visited-style-name="Visited_20_Internet_20_Link"><text:span text:style-name="T4">main</text:span></text:a><text:span text:style-name="T12"> </text:span><text:a xlink:type="simple" xlink:href="https://www.w3schools.com/tags/tag_header.asp" text:style-name="Internet_20_link" text:visited-style-name="Visited_20_Internet_20_Link"><text:span text:style-name="T4">header</text:span></text:a><text:span text:style-name="T12"> </text:span><text:a xlink:type="simple" xlink:href="https://www.w3schools.com/tags/tag_nav.asp" text:style-name="Internet_20_link" text:visited-style-name="Visited_20_Internet_20_Link"><text:span text:style-name="T4">nav</text:span></text:a><text:span text:style-name="T12"> </text:span><text:a xlink:type="simple" xlink:href="https://www.w3schools.com/tags/tag_article.asp" text:style-name="Internet_20_link" text:visited-style-name="Visited_20_Internet_20_Link"><text:span text:style-name="T4">article</text:span></text:a><text:span text:style-name="T12"> </text:span><text:a xlink:type="simple" xlink:href="https://www.w3schools.com/tags/tag_aside.asp" text:style-name="Internet_20_link" text:visited-style-name="Visited_20_Internet_20_Link"><text:span text:style-name="T4">aside</text:span></text:a><text:span text:style-name="T12"> </text:span><text:a xlink:type="simple" xlink:href="https://www.w3schools.com/tags/tag_footer.asp" text:style-name="Internet_20_link" text:visited-style-name="Visited_20_Internet_20_Link"><text:span text:style-name="T4">footer</text:span></text:a><text:span text:style-name="T12"> </text:span><text:a xlink:type="simple" xlink:href="https://www.w3schools.com/tags/tag_form.asp" text:style-name="Internet_20_link" text:visited-style-name="Visited_20_Internet_20_Link"><text:span text:style-name="T4">form</text:span></text:a><text:span text:style-name="T12"> </text:span><text:a xlink:type="simple" xlink:href="https://www.w3schools.com/tags/tag_video.asp" text:style-name="Internet_20_link" text:visited-style-name="Visited_20_Internet_20_Link"><text:span text:style-name="T4">video</text:span></text:a><text:span text:style-name="T12"> </text:span></text:p>
      <text:p text:style-name="P63"><text:span text:style-name="Emphasis"><text:span text:style-name="T29">Inline</text:span></text:span></text:p>
      <text:p text:style-name="P38"><text:a xlink:type="simple" xlink:href="https://www.w3schools.com/tags/tag_span.asp" text:style-name="Internet_20_link" text:visited-style-name="Visited_20_Internet_20_Link"><text:span text:style-name="T2">span</text:span></text:a><text:span text:style-name="T8"> </text:span><text:a xlink:type="simple" xlink:href="https://www.w3schools.com/tags/tag_a.asp" text:style-name="Internet_20_link" text:visited-style-name="Visited_20_Internet_20_Link"><text:span text:style-name="T2">a</text:span></text:a><text:span text:style-name="T8"> </text:span><text:a xlink:type="simple" xlink:href="https://www.w3schools.com/tags/tag_code.asp" text:style-name="Internet_20_link" text:visited-style-name="Visited_20_Internet_20_Link"><text:span text:style-name="T2">code</text:span></text:a><text:span text:style-name="T8"> </text:span><text:a xlink:type="simple" xlink:href="https://www.w3schools.com/tags/tag_small.asp" text:style-name="Internet_20_link" text:visited-style-name="Visited_20_Internet_20_Link"><text:span text:style-name="T2">small</text:span></text:a><text:span text:style-name="T8"> </text:span><text:a xlink:type="simple" xlink:href="https://www.w3schools.com/tags/tag_strong.asp" text:style-name="Internet_20_link" text:visited-style-name="Visited_20_Internet_20_Link"><text:span text:style-name="T2">strong</text:span></text:a><text:span text:style-name="T8"> </text:span><text:a xlink:type="simple" xlink:href="https://www.w3schools.com/tags/tag_em.asp" text:style-name="Internet_20_link" text:visited-style-name="Visited_20_Internet_20_Link"><text:span text:style-name="T2">em</text:span></text:a><text:span text:style-name="T8"> </text:span><text:a xlink:type="simple" xlink:href="https://www.w3schools.com/tags/tag_sub.asp" text:style-name="Internet_20_link" text:visited-style-name="Visited_20_Internet_20_Link"><text:span text:style-name="T2">sub</text:span></text:a><text:span text:style-name="T8"> </text:span><text:a xlink:type="simple" xlink:href="https://www.w3schools.com/tags/tag_sup.asp" text:style-name="Internet_20_link" text:visited-style-name="Visited_20_Internet_20_Link"><text:span text:style-name="T2">sup</text:span></text:a><text:span text:style-name="T8"> </text:span><text:a xlink:type="simple" xlink:href="https://www.w3schools.com/tags/tag_label.asp" text:style-name="Internet_20_link" text:visited-style-name="Visited_20_Internet_20_Link"><text:span text:style-name="T2">label</text:span></text:a><text:span text:style-name="T8"> </text:span><text:a xlink:type="simple" xlink:href="https://www.w3schools.com/tags/tag_button.asp" text:style-name="Internet_20_link" text:visited-style-name="Visited_20_Internet_20_Link"><text:span text:style-name="T2">button</text:span></text:a><text:span text:style-name="T8"> </text:span><text:a xlink:type="simple" xlink:href="https://www.w3schools.com/tags/tag_input.asp" text:style-name="Internet_20_link" text:visited-style-name="Visited_20_Internet_20_Link"><text:span text:style-name="T2">input</text:span></text:a><text:span text:style-name="T8"> </text:span><text:a xlink:type="simple" xlink:href="https://www.w3schools.com/tags/tag_select.asp" text:style-name="Internet_20_link" text:visited-style-name="Visited_20_Internet_20_Link"><text:span text:style-name="T2">select</text:span></text:a><text:span text:style-name="T8"> </text:span></text:p>
      <text:p text:style-name="P38"><text:span text:style-name="T8"/></text:p>
      <text:p text:style-name="P64"><text:a xlink:type="simple" xlink:href="https://www.w3schools.com/tags/tag_address.asp" text:style-name="Internet_20_link" text:visited-style-name="Visited_20_Internet_20_Link"><text:span text:style-name="T4">address</text:span></text:a><text:span text:style-name="T12"> </text:span><text:a xlink:type="simple" xlink:href="https://www.w3schools.com/tags/tag_blockquote.asp" text:style-name="Internet_20_link" text:visited-style-name="Visited_20_Internet_20_Link"><text:span text:style-name="T4">blockquote</text:span></text:a><text:span text:style-name="T12"> </text:span><text:a xlink:type="simple" xlink:href="https://www.w3schools.com/tags/tag_canvas.asp" text:style-name="Internet_20_link" text:visited-style-name="Visited_20_Internet_20_Link"><text:span text:style-name="T4">canvas</text:span></text:a><text:span text:style-name="T12"> </text:span><text:a xlink:type="simple" xlink:href="https://www.w3schools.com/tags/tag_dd.asp" text:style-name="Internet_20_link" text:visited-style-name="Visited_20_Internet_20_Link"><text:span text:style-name="T4">dd</text:span></text:a><text:span text:style-name="T12"> </text:span><text:a xlink:type="simple" xlink:href="https://www.w3schools.com/tags/tag_dl.asp" text:style-name="Internet_20_link" text:visited-style-name="Visited_20_Internet_20_Link"><text:span text:style-name="T4">dl</text:span></text:a><text:span text:style-name="T12"> </text:span><text:a xlink:type="simple" xlink:href="https://www.w3schools.com/tags/tag_dt.asp" text:style-name="Internet_20_link" text:visited-style-name="Visited_20_Internet_20_Link"><text:span text:style-name="T4">dt</text:span></text:a><text:span text:style-name="T12"> </text:span><text:a xlink:type="simple" xlink:href="https://www.w3schools.com/tags/tag_fieldset.asp" text:style-name="Internet_20_link" text:visited-style-name="Visited_20_Internet_20_Link"><text:span text:style-name="T4">fieldset</text:span></text:a><text:span text:style-name="T12"> </text:span><text:a xlink:type="simple" xlink:href="https://www.w3schools.com/tags/tag_figcaption.asp" text:style-name="Internet_20_link" text:visited-style-name="Visited_20_Internet_20_Link"><text:span text:style-name="T4">figcaption</text:span></text:a><text:span text:style-name="T12"> </text:span><text:a xlink:type="simple" xlink:href="https://www.w3schools.com/tags/tag_figure.asp" text:style-name="Internet_20_link" text:visited-style-name="Visited_20_Internet_20_Link"><text:span text:style-name="T4">figure</text:span></text:a><text:span text:style-name="T12"> </text:span><text:a xlink:type="simple" xlink:href="https://www.w3schools.com/tags/tag_li.asp" text:style-name="Internet_20_link" text:visited-style-name="Visited_20_Internet_20_Link"><text:span text:style-name="T4">li</text:span></text:a><text:span text:style-name="T12"> </text:span><text:a xlink:type="simple" xlink:href="https://www.w3schools.com/tags/tag_noscript.asp" text:style-name="Internet_20_link" text:visited-style-name="Visited_20_Internet_20_Link"><text:span text:style-name="T4">noscript</text:span></text:a><text:span text:style-name="T12"> </text:span><text:a xlink:type="simple" xlink:href="https://www.w3schools.com/tags/tag_ol.asp" text:style-name="Internet_20_link" text:visited-style-name="Visited_20_Internet_20_Link"><text:span text:style-name="T4">ol</text:span></text:a><text:span text:style-name="T12"> </text:span><text:a xlink:type="simple" xlink:href="https://www.w3schools.com/tags/tag_pre.asp" text:style-name="Internet_20_link" text:visited-style-name="Visited_20_Internet_20_Link"><text:span text:style-name="T4">pre</text:span></text:a><text:span text:style-name="T12"> </text:span><text:a xlink:type="simple" xlink:href="https://www.w3schools.com/tags/tag_section.asp" text:style-name="Internet_20_link" text:visited-style-name="Visited_20_Internet_20_Link"><text:span text:style-name="T4">section</text:span></text:a><text:span text:style-name="T12"> </text:span><text:a xlink:type="simple" xlink:href="https://www.w3schools.com/tags/tag_table.asp" text:style-name="Internet_20_link" text:visited-style-name="Visited_20_Internet_20_Link"><text:span text:style-name="T4">table</text:span></text:a><text:span text:style-name="T12"> </text:span><text:a xlink:type="simple" xlink:href="https://www.w3schools.com/tags/tag_tfoot.asp" text:style-name="Internet_20_link" text:visited-style-name="Visited_20_Internet_20_Link"><text:span text:style-name="T4">tfoot</text:span></text:a><text:span text:style-name="T12"> </text:span><text:a xlink:type="simple" xlink:href="https://www.w3schools.com/tags/tag_ul.asp" text:style-name="Internet_20_link" text:visited-style-name="Visited_20_Internet_20_Link"><text:span text:style-name="T4">ul</text:span></text:a><text:span text:style-name="T12"> </text:span></text:p>
      <text:p text:style-name="P38"><text:a xlink:type="simple" xlink:href="https://www.w3schools.com/tags/tag_abbr.asp" text:style-name="Internet_20_link" text:visited-style-name="Visited_20_Internet_20_Link"><text:span text:style-name="T2">abbr</text:span></text:a><text:span text:style-name="T8"> </text:span><text:a xlink:type="simple" xlink:href="https://www.w3schools.com/tags/tag_acronym.asp" text:style-name="Internet_20_link" text:visited-style-name="Visited_20_Internet_20_Link"><text:span text:style-name="T2">acronym</text:span></text:a><text:span text:style-name="T8"> </text:span><text:a xlink:type="simple" xlink:href="https://www.w3schools.com/tags/tag_bdo.asp" text:style-name="Internet_20_link" text:visited-style-name="Visited_20_Internet_20_Link"><text:span text:style-name="T2">bdo</text:span></text:a><text:span text:style-name="T8"> </text:span><text:a xlink:type="simple" xlink:href="https://www.w3schools.com/tags/tag_big.asp" text:style-name="Internet_20_link" text:visited-style-name="Visited_20_Internet_20_Link"><text:span text:style-name="T2">big</text:span></text:a><text:span text:style-name="T8"> </text:span><text:a xlink:type="simple" xlink:href="https://www.w3schools.com/tags/tag_br.asp" text:style-name="Internet_20_link" text:visited-style-name="Visited_20_Internet_20_Link"><text:span text:style-name="T2">br</text:span></text:a><text:span text:style-name="T8"> </text:span><text:a xlink:type="simple" xlink:href="https://www.w3schools.com/tags/tag_cite.asp" text:style-name="Internet_20_link" text:visited-style-name="Visited_20_Internet_20_Link"><text:span text:style-name="T2">cite</text:span></text:a><text:span text:style-name="T8"> </text:span><text:a xlink:type="simple" xlink:href="https://www.w3schools.com/tags/tag_dfn.asp" text:style-name="Internet_20_link" text:visited-style-name="Visited_20_Internet_20_Link"><text:span text:style-name="T2">dfn</text:span></text:a><text:span text:style-name="T8"> </text:span><text:a xlink:type="simple" xlink:href="https://www.w3schools.com/tags/tag_img.asp" text:style-name="Internet_20_link" text:visited-style-name="Visited_20_Internet_20_Link"><text:span text:style-name="T2">img</text:span></text:a><text:span text:style-name="T8"> </text:span><text:a xlink:type="simple" xlink:href="https://www.w3schools.com/tags/tag_kbd.asp" text:style-name="Internet_20_link" text:visited-style-name="Visited_20_Internet_20_Link"><text:span text:style-name="T2">kbd</text:span></text:a><text:span text:style-name="T8"> </text:span><text:a xlink:type="simple" xlink:href="https://www.w3schools.com/tags/tag_map.asp" text:style-name="Internet_20_link" text:visited-style-name="Visited_20_Internet_20_Link"><text:span text:style-name="T2">map</text:span></text:a><text:span text:style-name="T8"> </text:span><text:a xlink:type="simple" xlink:href="https://www.w3schools.com/tags/tag_object.asp" text:style-name="Internet_20_link" text:visited-style-name="Visited_20_Internet_20_Link"><text:span text:style-name="T2">object</text:span></text:a><text:span text:style-name="T8"> </text:span><text:a xlink:type="simple" xlink:href="https://www.w3schools.com/tags/tag_output.asp" text:style-name="Internet_20_link" text:visited-style-name="Visited_20_Internet_20_Link"><text:span text:style-name="T2">output</text:span></text:a><text:span text:style-name="T8"> </text:span><text:a xlink:type="simple" xlink:href="https://www.w3schools.com/tags/tag_q.asp" text:style-name="Internet_20_link" text:visited-style-name="Visited_20_Internet_20_Link"><text:span text:style-name="T2">q</text:span></text:a><text:span text:style-name="T8"> </text:span><text:a xlink:type="simple" xlink:href="https://www.w3schools.com/tags/tag_samp.asp" text:style-name="Internet_20_link" text:visited-style-name="Visited_20_Internet_20_Link"><text:span text:style-name="T2">samp</text:span></text:a><text:span text:style-name="T8"> </text:span><text:a xlink:type="simple" xlink:href="https://www.w3schools.com/tags/tag_script.asp" text:style-name="Internet_20_link" text:visited-style-name="Visited_20_Internet_20_Link"><text:span text:style-name="T2">script</text:span></text:a><text:span text:style-name="T8"> </text:span><text:a xlink:type="simple" xlink:href="https://www.w3schools.com/tags/tag_textarea.asp" text:style-name="Internet_20_link" text:visited-style-name="Visited_20_Internet_20_Link"><text:span text:style-name="T2">textarea</text:span></text:a><text:span text:style-name="T8"> </text:span><text:a xlink:type="simple" xlink:href="https://www.w3schools.com/tags/tag_time.asp" text:style-name="Internet_20_link" text:visited-style-name="Visited_20_Internet_20_Link"><text:span text:style-name="T2">time</text:span></text:a><text:span text:style-name="T8"> </text:span><text:a xlink:type="simple" xlink:href="https://www.w3schools.com/tags/tag_tt.asp" text:style-name="Internet_20_link" text:visited-style-name="Visited_20_Internet_20_Link"><text:span text:style-name="T2">tt</text:span></text:a><text:span text:style-name="T8"> </text:span><text:a xlink:type="simple" xlink:href="https://www.w3schools.com/tags/tag_var.asp" text:style-name="Internet_20_link" text:visited-style-name="Visited_20_Internet_20_Link"><text:span text:style-name="T2">var</text:span></text:a></text:p>
      <text:p text:style-name="P48">Lists</text:p>
      <text:p text:style-name="P33">&lt;ul&gt;</text:p>
      <text:p text:style-name="P33"><text:s text:c="2"/>&lt;<text:span text:style-name="T36">li&gt;list item&lt;/li&gt;</text:span></text:p>
      <text:p text:style-name="P33">&lt;/ul&gt;</text:p>
      <text:p text:style-name="P33">&lt;ol <text:span text:style-name="T37">type=”” </text:span><text:span text:style-name="T38">start=n</text:span>&gt;</text:p>
      <text:p text:style-name="P33"><text:s text:c="2"/>&lt;<text:span text:style-name="T36">li&gt;list item&lt;/li&gt;</text:span></text:p>
      <text:p text:style-name="P33">&lt;/ol&gt;</text:p>
      <text:p text:style-name="P34">type – 1, A, a, I, i</text:p>
      <text:p text:style-name="P33">&lt;dl&gt;</text:p>
      <text:p text:style-name="P33"><text:s text:c="2"/>&lt;dt&gt;&lt;/dt&gt;</text:p>
      <text:p text:style-name="P33"><text:s text:c="2"/>&lt;dd&gt;&lt;/dd&gt;</text:p>
      <text:p text:style-name="P33">&lt;/dl&gt;</text:p>
      <text:p text:style-name="P49">Formating</text:p>
      <text:p text:style-name="P38">&lt;strong&gt;important!&lt;/strong&gt;</text:p>
      <text:p text:style-name="P38">&lt;em&gt;emphasized&lt;/em&gt;</text:p>
      <text:p text:style-name="P38">&lt;small&gt;smaller text.&lt;/small&gt;</text:p>
      <text:p text:style-name="P38">&lt;p&gt;&lt;mark&gt;<text:span text:style-name="T25">mark</text:span>&lt;/mark&gt;&lt;/p&gt;</text:p>
      <text:p text:style-name="P38">&lt;p&gt;&lt;del&gt;blue&lt;/del&gt;&lt;/p&gt;</text:p>
      <text:p text:style-name="P38">&lt;p&gt;&lt;del&gt;blue&lt;/del&gt; &lt;ins&gt;red&lt;/ins&gt;&lt;/p&gt;</text:p>
      <text:p text:style-name="P38">&lt;p&gt;&lt;sub&gt;subscripted&lt;/sub&gt;&lt;/p&gt;</text:p>
      <text:p text:style-name="P38">&lt;p&gt;&lt;sup&gt;superscripted&lt;/sup&gt;&lt;/p&gt;</text:p>
      <text:p text:style-name="P50">Images</text:p>
      <text:p text:style-name="P55"><text:span text:style-name="T7">&lt;</text:span><text:span text:style-name="T1">img</text:span><text:span text:style-name="T17"> src</text:span><text:span text:style-name="T7">=""</text:span><text:span text:style-name="T17"> alt</text:span><text:span text:style-name="T7">=""&gt;</text:span></text:p>
      <text:p text:style-name="P31">Responsive images</text:p>
      <text:p text:style-name="P57"><text:span text:style-name="T7">&lt;</text:span><text:span text:style-name="T1">picture</text:span><text:span text:style-name="T7">&gt;<text:line-break/> <text:s/>&lt;</text:span><text:span text:style-name="T14">source media=”max-width:<text:line-break/> <text:s text:c="2"/>srcset=””<text:line-break/> <text:s text:c="2"/>type=””</text:span></text:p>
      <text:p text:style-name="P57"><text:span text:style-name="T14">&lt;/picture&gt;</text:span></text:p>
      <text:p text:style-name="P57"><text:line-break/> <text:s/><text:span text:style-name="T7">&lt;</text:span><text:span text:style-name="T1">source</text:span><text:span text:style-name="T17"> srcset</text:span><text:span text:style-name="T7">=""&gt;</text:span><text:line-break/><text:span text:style-name="T7">&lt;</text:span><text:span text:style-name="T1">/picture</text:span><text:span text:style-name="T7">&gt;</text:span></text:p>
      <text:p text:style-name="P51">Media</text:p>
      <text:p text:style-name="P58"><text:span text:style-name="T9">&lt;</text:span><text:span text:style-name="T15">audio src=”” controls autoplay&gt;&lt;/audio&gt;</text:span></text:p>
      <text:p text:style-name="P60"><text:span text:style-name="T9">&lt;</text:span><text:span text:style-name="T7">audio preload=”metadata” </text:span><text:span text:style-name="T16">autoplay controls&gt;<text:line-break/> <text:s/>&lt;source src=”” type=””&gt;<text:line-break/>&lt;/audio</text:span></text:p>
      <text:p text:style-name="P58"><text:span text:style-name="T9">&lt;</text:span><text:span text:style-name="T16">video autoplay controls loop width=”” poster=”” type=””&gt;</text:span></text:p>
      <text:p text:style-name="P65"><text:span text:style-name="T34">Links</text:span></text:p>
      <text:p text:style-name="P56"><text:span text:style-name="T7">&lt;</text:span><text:span text:style-name="T1">a</text:span><text:span text:style-name="T17"> href</text:span><text:span text:style-name="T7">=""</text:span><text:span text:style-name="T17"> target</text:span><text:span text:style-name="T7">=""&gt;</text:span><text:span text:style-name="T10">link</text:span><text:span text:style-name="T7">&lt;</text:span><text:span text:style-name="T1">/a</text:span><text:span text:style-name="T7">&gt;</text:span></text:p>
      <text:p text:style-name="P56"><text:span text:style-name="T17">target</text:span><text:span text:style-name="T7">="_</text:span><text:span text:style-name="T9">self/</text:span><text:span text:style-name="T7">_blank/_</text:span><text:span text:style-name="T9">parent/_top</text:span></text:p>
      <text:p text:style-name="P56"><text:span text:style-name="T7">&lt;</text:span><text:span text:style-name="T1">a</text:span><text:span text:style-name="T17"> href</text:span><text:span text:style-name="T7">=""</text:span><text:span text:style-name="T17"> </text:span><text:span text:style-name="T20">download</text:span><text:span text:style-name="T7">=""</text:span><text:span text:style-name="T20"> </text:span><text:span text:style-name="T7">&gt;&lt;</text:span><text:span text:style-name="T1">/a</text:span><text:span text:style-name="T7">&gt;</text:span></text:p>
      <text:p text:style-name="P56"><text:span text:style-name="T9">&lt;</text:span><text:span text:style-name="T6">a</text:span><text:span text:style-name="T19"> href</text:span><text:span text:style-name="T9">=""</text:span><text:span text:style-name="T19"> </text:span><text:span text:style-name="T20">download</text:span><text:span text:style-name="T9">=""</text:span><text:span text:style-name="T20"> type</text:span><text:span text:style-name="T9">=""&gt;&lt;</text:span><text:span text:style-name="T6">/a</text:span><text:span text:style-name="T9">&gt;</text:span></text:p>
      <text:p text:style-name="P61">Quotations</text:p>
      <text:p text:style-name="P39">&lt;abbr title=""&gt;<text:span text:style-name="T39">text</text:span>&lt;/abbr&gt;</text:p>
      <text:p text:style-name="P52">CSS</text:p>
      <text:p text:style-name="P28"><text:span text:style-name="T34">inline: </text:span><text:span text:style-name="T27">&lt;</text:span>p<text:span text:style-name="T27"> style=""&gt;&lt;/</text:span>p<text:span text:style-name="T27">&gt;</text:span></text:p>
      <text:p text:style-name="P26">in head:</text:p>
      <text:p text:style-name="P21">&lt;style&gt;</text:p>
      <text:p text:style-name="P27"><text:span text:style-name="T27"><text:s text:c="2"/></text:span><text:span text:style-name="T26">code</text:span></text:p>
      <text:p text:style-name="P21">&lt;/style&gt;</text:p>
      <text:p text:style-name="P26">in CSS file</text:p>
      <text:p text:style-name="P21">&lt;link rel="stylesheet" href=""&gt;</text:p>
      <text:p text:style-name="P21"/>
      <text:p text:style-name="P21"/>
      <text:p text:style-name="P21"/>
      <text:p text:style-name="P21"/>
      <text:p text:style-name="P66"><text:span text:style-name="T5"/></text:p>
      <text:p text:style-name="P4"><text:span text:style-name="Emphasis"><text:span text:style-name="T30">Class</text:span></text:span><text:span text:style-name="Emphasis"><text:span text:style-name="T31">es</text:span></text:span></text:p>
      <text:p text:style-name="P17"><text:span text:style-name="T17">class</text:span><text:span text:style-name="T7">=""<text:tab/></text:span><text:span text:style-name="T18">i</text:span><text:span text:style-name="T17">d</text:span><text:span text:style-name="T7">=""</text:span></text:p>
      <text:p text:style-name="P18">Iframe</text:p>
      <text:p text:style-name="P19"><text:span text:style-name="T7">&lt;</text:span><text:span text:style-name="T1">iframe</text:span><text:span text:style-name="T17"> src</text:span><text:span text:style-name="T7">=""</text:span><text:span text:style-name="T17"> height</text:span><text:span text:style-name="T7">=""</text:span><text:span text:style-name="T17"> width</text:span><text:span text:style-name="T7">=""</text:span><text:span text:style-name="T17"> title</text:span><text:span text:style-name="T7">=""&gt;&lt;</text:span><text:span text:style-name="T1">/iframe</text:span><text:span text:style-name="T7">&gt;</text:span></text:p>
      <text:p text:style-name="P12">JavaScript</text:p>
      <text:p text:style-name="P3"><text:span text:style-name="T7">&lt;</text:span><text:span text:style-name="T1">script</text:span><text:span text:style-name="T7">&gt;</text:span><text:span text:style-name="T22"><text:line-break/>document.getElementById(</text:span><text:span text:style-name="T1">"demo"</text:span><text:span text:style-name="T22">).innerHTML = </text:span><text:span text:style-name="T1">"Hello JavaScript!"</text:span><text:span text:style-name="T22">;<text:line-break/></text:span><text:span text:style-name="T7">&lt;</text:span><text:span text:style-name="T1">/script</text:span><text:span text:style-name="T7">&gt;</text:span></text:p>
      <text:p text:style-name="P67"><text:span text:style-name="T40">Computercode</text:span></text:p>
      <text:p text:style-name="P3"><text:span text:style-name="T7">&lt;</text:span><text:span text:style-name="T1">code</text:span><text:span text:style-name="T7">&gt;</text:span><text:line-break/>x = 5;<text:line-break/>y = 6;<text:line-break/>z = x + y;<text:line-break/><text:span text:style-name="T7">&lt;</text:span><text:span text:style-name="T1">/code</text:span><text:span text:style-name="T7">&gt;</text:span> </text:p>
      <text:p text:style-name="P3"/>
      <text:p text:style-name="P68"><text:span text:style-name="T41">Forms</text:span></text:p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input</text:span><text:span text:style-name="T17"> type</text:span><text:span text:style-name="T7">="radio"</text:span><text:span text:style-name="T17"> id</text:span><text:span text:style-name="T7">="male"</text:span><text:span text:style-name="T17"> name</text:span><text:span text:style-name="T7">="gender"</text:span><text:span text:style-name="T17"> value</text:span><text:span text:style-name="T7">="male"&gt;</text:span><text:line-break/> <text:s/><text:span text:style-name="T7">&lt;</text:span><text:span text:style-name="T1">label</text:span><text:span text:style-name="T17"> for</text:span><text:span text:style-name="T7">="male"&gt;</text:span>Male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radio"</text:span><text:span text:style-name="T17"> id</text:span><text:span text:style-name="T7">="female"</text:span><text:span text:style-name="T17"> name</text:span><text:span text:style-name="T7">="gender"</text:span><text:span text:style-name="T17"> value</text:span><text:span text:style-name="T7">="female"&gt;</text:span><text:line-break/> <text:s/><text:span text:style-name="T7">&lt;</text:span><text:span text:style-name="T1">label</text:span><text:span text:style-name="T17"> for</text:span><text:span text:style-name="T7">="female"&gt;</text:span>Female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radio"</text:span><text:span text:style-name="T17"> id</text:span><text:span text:style-name="T7">="other"</text:span><text:span text:style-name="T17"> name</text:span><text:span text:style-name="T7">="gender"</text:span><text:span text:style-name="T17"> value</text:span><text:span text:style-name="T7">="other"&gt;</text:span><text:line-break/> <text:s/><text:span text:style-name="T7">&lt;</text:span><text:span text:style-name="T1">label</text:span><text:span text:style-name="T17"> for</text:span><text:span text:style-name="T7">="other"&gt;</text:span>Other<text:span text:style-name="T7">&lt;</text:span><text:span text:style-name="T1">/label</text:span><text:span text:style-name="T7">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input</text:span><text:span text:style-name="T17"> type</text:span><text:span text:style-name="T7">="checkbox"</text:span><text:span text:style-name="T17"> id</text:span><text:span text:style-name="T7">="vehicle1"</text:span><text:span text:style-name="T17"> name</text:span><text:span text:style-name="T7">="vehicle1"</text:span><text:span text:style-name="T17"> value</text:span><text:span text:style-name="T7">="Bike"&gt;</text:span><text:line-break/> <text:s/><text:span text:style-name="T7">&lt;</text:span><text:span text:style-name="T1">label</text:span><text:span text:style-name="T17"> for</text:span><text:span text:style-name="T7">="vehicle1"&gt;</text:span> I have a bike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checkbox"</text:span><text:span text:style-name="T17"> id</text:span><text:span text:style-name="T7">="vehicle2"</text:span><text:span text:style-name="T17"> name</text:span><text:span text:style-name="T7">="vehicle2"</text:span><text:span text:style-name="T17"> value</text:span><text:span text:style-name="T7">="Car"&gt;</text:span><text:line-break/> <text:s/><text:span text:style-name="T7">&lt;</text:span><text:span text:style-name="T1">label</text:span><text:span text:style-name="T17"> for</text:span><text:span text:style-name="T7">="vehicle2"&gt;</text:span> I have a car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checkbox"</text:span><text:span text:style-name="T17"> id</text:span><text:span text:style-name="T7">="vehicle3"</text:span><text:span text:style-name="T17"> name</text:span><text:span text:style-name="T7">="vehicle3"</text:span><text:span text:style-name="T17"> value</text:span><text:span text:style-name="T7">="Boat"&gt;</text:span><text:line-break/> <text:s/><text:span text:style-name="T7">&lt;</text:span><text:span text:style-name="T1">label</text:span><text:span text:style-name="T17"> for</text:span><text:span text:style-name="T7">="vehicle3"&gt;</text:span> I have a boat<text:span text:style-name="T7">&lt;</text:span><text:span text:style-name="T1">/label</text:span><text:span text:style-name="T7">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value</text:span><text:span text:style-name="T7">="John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</text:span><text:span text:style-name="T17"> value</text:span><text:span text:style-name="T7">="Do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value</text:span><text:span text:style-name="T7">="John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</text:span><text:span text:style-name="T17"> value</text:span><text:span text:style-name="T7">="Do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 target</text:span><text:span text:style-name="T7">="_blank"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 method</text:span><text:span text:style-name="T7">="get"&gt;</text:span> </text:p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 method</text:span><text:span text:style-name="T7">="post"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 autocomplete</text:span><text:span text:style-name="T7">="on"&gt;</text:span> </text:p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 novalidate</text:span><text:span text:style-name="T7">&gt;</text:span> </text:p>
      <text:p text:style-name="P3"/>
      <text:p text:style-name="P3"><text:span text:style-name="T7">&lt;</text:span><text:span text:style-name="T1">label</text:span><text:span text:style-name="T17"> for</text:span><text:span text:style-name="T7">="cars"&gt;</text:span>Choose a car:<text:span text:style-name="T7">&lt;</text:span><text:span text:style-name="T1">/label</text:span><text:span text:style-name="T7">&gt;</text:span><text:line-break/><text:span text:style-name="T7">&lt;</text:span><text:span text:style-name="T1">select</text:span><text:span text:style-name="T17"> id</text:span><text:span text:style-name="T7">="cars"</text:span><text:span text:style-name="T17"> name</text:span><text:span text:style-name="T7">="cars"&gt;</text:span><text:line-break/> <text:s/><text:span text:style-name="T7">&lt;</text:span><text:span text:style-name="T1">option</text:span><text:span text:style-name="T17"> value</text:span><text:span text:style-name="T7">="volvo"&gt;</text:span>Volvo<text:span text:style-name="T7">&lt;</text:span><text:span text:style-name="T1">/option</text:span><text:span text:style-name="T7">&gt;</text:span><text:line-break/> <text:s/><text:span text:style-name="T7">&lt;</text:span><text:span text:style-name="T1">option</text:span><text:span text:style-name="T17"> value</text:span><text:span text:style-name="T7">="saab"&gt;</text:span>Saab<text:span text:style-name="T7">&lt;</text:span><text:span text:style-name="T1">/option</text:span><text:span text:style-name="T7">&gt;</text:span><text:line-break/> <text:s/><text:span text:style-name="T7">&lt;</text:span><text:span text:style-name="T1">option</text:span><text:span text:style-name="T17"> value</text:span><text:span text:style-name="T7">="fiat"&gt;</text:span>Fiat<text:span text:style-name="T7">&lt;</text:span><text:span text:style-name="T1">/option</text:span><text:span text:style-name="T7">&gt;</text:span><text:line-break/> <text:s/><text:span text:style-name="T7">&lt;</text:span><text:span text:style-name="T1">option</text:span><text:span text:style-name="T17"> value</text:span><text:span text:style-name="T7">="audi"&gt;</text:span>Audi<text:span text:style-name="T7">&lt;</text:span><text:span text:style-name="T1">/option</text:span><text:span text:style-name="T7">&gt;</text:span><text:line-break/><text:span text:style-name="T7">&lt;</text:span><text:span text:style-name="T1">/select</text:span><text:span text:style-name="T7">&gt;</text:span> </text:p>
      <text:p text:style-name="P3"/>
      <text:p text:style-name="P3"><text:span text:style-name="T7">&lt;</text:span><text:span text:style-name="T1">option</text:span><text:span text:style-name="T17"> value</text:span><text:span text:style-name="T7">="fiat"</text:span><text:span text:style-name="T17"> selected</text:span><text:span text:style-name="T7">&gt;</text:span>Fiat<text:span text:style-name="T7">&lt;</text:span><text:span text:style-name="T1">/option</text:span><text:span text:style-name="T7">&gt;</text:span> </text:p>
      <text:p text:style-name="P3"><text:soft-page-break/><text:span text:style-name="T7">&lt;</text:span><text:span text:style-name="T1">label</text:span><text:span text:style-name="T17"> for</text:span><text:span text:style-name="T7">="cars"&gt;</text:span>Choose a car:<text:span text:style-name="T7">&lt;</text:span><text:span text:style-name="T1">/label</text:span><text:span text:style-name="T7">&gt;</text:span><text:line-break/><text:span text:style-name="T7">&lt;</text:span><text:span text:style-name="T1">select</text:span><text:span text:style-name="T17"> id</text:span><text:span text:style-name="T7">="cars"</text:span><text:span text:style-name="T17"> name</text:span><text:span text:style-name="T7">="cars"</text:span><text:span text:style-name="T17"> size</text:span><text:span text:style-name="T7">="3"&gt;</text:span><text:line-break/> <text:s/><text:span text:style-name="T7">&lt;</text:span><text:span text:style-name="T1">option</text:span><text:span text:style-name="T17"> value</text:span><text:span text:style-name="T7">="volvo"&gt;</text:span>Volvo<text:span text:style-name="T7">&lt;</text:span><text:span text:style-name="T1">/option</text:span><text:span text:style-name="T7">&gt;</text:span><text:line-break/> <text:s/><text:span text:style-name="T7">&lt;</text:span><text:span text:style-name="T1">option</text:span><text:span text:style-name="T17"> value</text:span><text:span text:style-name="T7">="saab"&gt;</text:span>Saab<text:span text:style-name="T7">&lt;</text:span><text:span text:style-name="T1">/option</text:span><text:span text:style-name="T7">&gt;</text:span><text:line-break/> <text:s/><text:span text:style-name="T7">&lt;</text:span><text:span text:style-name="T1">option</text:span><text:span text:style-name="T17"> value</text:span><text:span text:style-name="T7">="fiat"&gt;</text:span>Fiat<text:span text:style-name="T7">&lt;</text:span><text:span text:style-name="T1">/option</text:span><text:span text:style-name="T7">&gt;</text:span><text:line-break/> <text:s/><text:span text:style-name="T7">&lt;</text:span><text:span text:style-name="T1">option</text:span><text:span text:style-name="T17"> value</text:span><text:span text:style-name="T7">="audi"&gt;</text:span>Audi<text:span text:style-name="T7">&lt;</text:span><text:span text:style-name="T1">/option</text:span><text:span text:style-name="T7">&gt;</text:span><text:line-break/><text:span text:style-name="T7">&lt;</text:span><text:span text:style-name="T1">/select</text:span><text:span text:style-name="T7">&gt;</text:span> </text:p>
      <text:p text:style-name="P3"/>
      <text:p text:style-name="P3"><text:span text:style-name="T7">&lt;</text:span><text:span text:style-name="T1">label</text:span><text:span text:style-name="T17"> for</text:span><text:span text:style-name="T7">="cars"&gt;</text:span>Choose a car:<text:span text:style-name="T7">&lt;</text:span><text:span text:style-name="T1">/label</text:span><text:span text:style-name="T7">&gt;</text:span><text:line-break/><text:span text:style-name="T7">&lt;</text:span><text:span text:style-name="T1">select</text:span><text:span text:style-name="T17"> id</text:span><text:span text:style-name="T7">="cars"</text:span><text:span text:style-name="T17"> name</text:span><text:span text:style-name="T7">="cars"</text:span><text:span text:style-name="T17"> size</text:span><text:span text:style-name="T7">="4"</text:span><text:span text:style-name="Strong_20_Emphasis"><text:span text:style-name="T17"> </text:span></text:span><text:span text:style-name="T17">multiple</text:span><text:span text:style-name="T7">&gt;</text:span><text:line-break/> <text:s/><text:span text:style-name="T7">&lt;</text:span><text:span text:style-name="T1">option</text:span><text:span text:style-name="T17"> value</text:span><text:span text:style-name="T7">="volvo"&gt;</text:span>Volvo<text:span text:style-name="T7">&lt;</text:span><text:span text:style-name="T1">/option</text:span><text:span text:style-name="T7">&gt;</text:span><text:line-break/> <text:s/><text:span text:style-name="T7">&lt;</text:span><text:span text:style-name="T1">option</text:span><text:span text:style-name="T17"> value</text:span><text:span text:style-name="T7">="saab"&gt;</text:span>Saab<text:span text:style-name="T7">&lt;</text:span><text:span text:style-name="T1">/option</text:span><text:span text:style-name="T7">&gt;</text:span><text:line-break/> <text:s/><text:span text:style-name="T7">&lt;</text:span><text:span text:style-name="T1">option</text:span><text:span text:style-name="T17"> value</text:span><text:span text:style-name="T7">="fiat"&gt;</text:span>Fiat<text:span text:style-name="T7">&lt;</text:span><text:span text:style-name="T1">/option</text:span><text:span text:style-name="T7">&gt;</text:span><text:line-break/> <text:s/><text:span text:style-name="T7">&lt;</text:span><text:span text:style-name="T1">option</text:span><text:span text:style-name="T17"> value</text:span><text:span text:style-name="T7">="audi"&gt;</text:span>Audi<text:span text:style-name="T7">&lt;</text:span><text:span text:style-name="T1">/option</text:span><text:span text:style-name="T7">&gt;</text:span><text:line-break/><text:span text:style-name="T7">&lt;</text:span><text:span text:style-name="T1">/select</text:span><text:span text:style-name="T7">&gt;</text:span> </text:p>
      <text:p text:style-name="P3"/>
      <text:p text:style-name="P3"><text:span text:style-name="T7">&lt;</text:span><text:span text:style-name="T1">textarea</text:span><text:span text:style-name="T17"> name</text:span><text:span text:style-name="T7">="message"</text:span><text:span text:style-name="T17"> rows</text:span><text:span text:style-name="T7">="10"</text:span><text:span text:style-name="T17"> cols</text:span><text:span text:style-name="T7">="30"&gt;</text:span><text:line-break/>The cat was playing in the garden.<text:line-break/><text:span text:style-name="T7">&lt;</text:span><text:span text:style-name="T1">/textarea</text:span><text:span text:style-name="T7">&gt;</text:span> </text:p>
      <text:p text:style-name="P3"/>
      <text:p text:style-name="P3"><text:span text:style-name="T7">&lt;</text:span><text:span text:style-name="T1">textarea</text:span><text:span text:style-name="T17"> name</text:span><text:span text:style-name="T7">="message"</text:span><text:span text:style-name="T17"> style</text:span><text:span text:style-name="T7">="width:200px; height:600px;"&gt;</text:span><text:line-break/>The cat was playing in the garden.<text:line-break/><text:span text:style-name="T7">&lt;</text:span><text:span text:style-name="T1">/textarea</text:span><text:span text:style-name="T7">&gt;</text:span> </text:p>
      <text:p text:style-name="P3"/>
      <text:p text:style-name="P3"><text:span text:style-name="T7">&lt;</text:span><text:span text:style-name="T1">button</text:span><text:span text:style-name="T17"> type</text:span><text:span text:style-name="T7">="button"</text:span><text:span text:style-name="T17"> onclick</text:span><text:span text:style-name="T7">="alert('Hello World!')"&gt;</text:span>Click Me!<text:span text:style-name="T7">&lt;</text:span><text:span text:style-name="T1">/button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&gt;</text:span><text:line-break/> <text:s/><text:span text:style-name="T7">&lt;</text:span><text:span text:style-name="T1">fieldset</text:span><text:span text:style-name="T7">&gt;</text:span><text:line-break/> <text:s text:c="3"/><text:span text:style-name="T7">&lt;</text:span><text:span text:style-name="T1">legend</text:span><text:span text:style-name="T7">&gt;</text:span>Personalia:<text:span text:style-name="T7">&lt;</text:span><text:span text:style-name="T1">/legend</text:span><text:span text:style-name="T7">&gt;</text:span><text:line-break/> <text:s text:c="3"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 text:c="3"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value</text:span><text:span text:style-name="T7">="John"&gt;&lt;</text:span><text:span text:style-name="T1">br</text:span><text:span text:style-name="T7">&gt;</text:span><text:line-break/> <text:s text:c="3"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 text:c="3"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</text:span><text:span text:style-name="T17"> value</text:span><text:span text:style-name="T7">="Doe"&gt;&lt;</text:span><text:span text:style-name="T1">br</text:span><text:span text:style-name="T7">&gt;&lt;</text:span><text:span text:style-name="T1">br</text:span><text:span text:style-name="T7">&gt;</text:span><text:line-break/> <text:s text:c="3"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 <text:s/><text:span text:style-name="T7">&lt;</text:span><text:span text:style-name="T1">/fieldset</text:span><text:span text:style-name="T7">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&gt;</text:span><text:line-break/> <text:s/><text:span text:style-name="T7">&lt;</text:span><text:span text:style-name="T1">input</text:span><text:span text:style-name="T17"> list</text:span><text:span text:style-name="T7">="browsers"&gt;</text:span><text:line-break/> <text:s/><text:span text:style-name="T7">&lt;</text:span><text:span text:style-name="T1">datalist</text:span><text:span text:style-name="T17"> id</text:span><text:span text:style-name="T7">="browsers"&gt;</text:span><text:line-break/> <text:s text:c="3"/><text:span text:style-name="T7">&lt;</text:span><text:span text:style-name="T1">option</text:span><text:span text:style-name="T17"> value</text:span><text:span text:style-name="T7">="Internet Explorer"&gt;</text:span><text:line-break/> <text:s text:c="3"/><text:span text:style-name="T7">&lt;</text:span><text:span text:style-name="T1">option</text:span><text:span text:style-name="T17"> value</text:span><text:span text:style-name="T7">="Firefox"&gt;</text:span><text:line-break/> <text:s text:c="3"/><text:span text:style-name="T7">&lt;</text:span><text:span text:style-name="T1">option</text:span><text:span text:style-name="T17"> value</text:span><text:span text:style-name="T7">="Chrome"&gt;</text:span><text:line-break/> <text:s text:c="3"/><text:span text:style-name="T7">&lt;</text:span><text:span text:style-name="T1">option</text:span><text:span text:style-name="T17"> value</text:span><text:span text:style-name="T7">="Opera"&gt;</text:span><text:line-break/> <text:s text:c="3"/><text:span text:style-name="T7">&lt;</text:span><text:span text:style-name="T1">option</text:span><text:span text:style-name="T17"> value</text:span><text:span text:style-name="T7">="Safari"&gt;</text:span><text:line-break/> <text:s/><text:span text:style-name="T7">&lt;</text:span><text:span text:style-name="T1">/datalist</text:span><text:span text:style-name="T7">&gt;</text:span> 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<text:line-break/> <text:s/>oninput</text:span><text:span text:style-name="T7">="x.value=parseInt(a.value)+parseInt(b.value)"&gt;</text:span><text:line-break/> <text:s/>0<text:line-break/> <text:s/><text:span text:style-name="T7">&lt;</text:span><text:span text:style-name="T1">input</text:span><text:span text:style-name="T17"> type</text:span><text:span text:style-name="T7">="range"</text:span><text:span text:style-name="T17"> <text:s/>id</text:span><text:span text:style-name="T7">="a"</text:span><text:span text:style-name="T17"> name</text:span><text:span text:style-name="T7">="a"</text:span><text:span text:style-name="T17"> value</text:span><text:span text:style-name="T7">="50"&gt;</text:span><text:line-break/> <text:s/>100 +<text:line-break/> <text:s/><text:span text:style-name="T7">&lt;</text:span><text:span text:style-name="T1">input</text:span><text:span text:style-name="T17"> type</text:span><text:span text:style-name="T7">="number"</text:span><text:span text:style-name="T17"> id</text:span><text:span text:style-name="T7">="b"</text:span><text:span text:style-name="T17"> name</text:span><text:span text:style-name="T7">="b"</text:span><text:span text:style-name="T17"> value</text:span><text:span text:style-name="T7">="50"&gt;</text:span><text:line-break/> <text:s/>=<text:line-break/> <text:s/><text:span text:style-name="T7">&lt;</text:span><text:span text:style-name="T1">output</text:span><text:span text:style-name="T17"> name</text:span><text:span text:style-name="T7">="x"</text:span><text:span text:style-name="T17"> for</text:span><text:span text:style-name="T7">="a b"&gt;&lt;</text:span><text:span text:style-name="T1">/output</text:span><text:span text:style-name="T7">&gt;</text:span><text:line-break/> <text:s/><text:span text:style-name="T7">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username"&gt;</text:span>User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username"</text:span><text:span text:style-name="T17"> name</text:span><text:span text:style-name="T7">="username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pwd"&gt;</text:span>Password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password"</text:span><text:span text:style-name="T17"> id</text:span><text:span text:style-name="T7">="pwd"</text:span><text:span text:style-name="T17"> name</text:span><text:span text:style-name="T7">="pwd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value</text:span><text:span text:style-name="T7">="John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</text:span><text:span text:style-name="T17"> value</text:span><text:span text:style-name="T7">="Do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value</text:span><text:span text:style-name="T7">="John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</text:span><text:span text:style-name="T17"> value</text:span><text:span text:style-name="T7">="Do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 <text:s/><text:span text:style-name="T7">&lt;</text:span><text:span text:style-name="T1">input</text:span><text:span text:style-name="T17"> type</text:span><text:span text:style-name="T7">="reset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input</text:span><text:span text:style-name="T17"> type</text:span><text:span text:style-name="T7">="radio"</text:span><text:span text:style-name="T17"> id</text:span><text:span text:style-name="T7">="male"</text:span><text:span text:style-name="T17"> name</text:span><text:span text:style-name="T7">="gender"</text:span><text:span text:style-name="T17"> value</text:span><text:span text:style-name="T7">="male"&gt;</text:span><text:line-break/> <text:s/><text:span text:style-name="T7">&lt;</text:span><text:span text:style-name="T1">label</text:span><text:span text:style-name="T17"> for</text:span><text:span text:style-name="T7">="male"&gt;</text:span>Male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radio"</text:span><text:span text:style-name="T17"> id</text:span><text:span text:style-name="T7">="female"</text:span><text:span text:style-name="T17"> name</text:span><text:span text:style-name="T7">="gender"</text:span><text:span text:style-name="T17"> value</text:span><text:span text:style-name="T7">="female"&gt;</text:span><text:line-break/> <text:s/><text:span text:style-name="T7">&lt;</text:span><text:span text:style-name="T1">label</text:span><text:span text:style-name="T17"> for</text:span><text:span text:style-name="T7">="female"&gt;</text:span>Female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radio"</text:span><text:span text:style-name="T17"> id</text:span><text:span text:style-name="T7">="other"</text:span><text:span text:style-name="T17"> name</text:span><text:span text:style-name="T7">="gender"</text:span><text:span text:style-name="T17"> value</text:span><text:span text:style-name="T7">="other"&gt;</text:span><text:line-break/> <text:s/><text:span text:style-name="T7">&lt;</text:span><text:span text:style-name="T1">label</text:span><text:span text:style-name="T17"> for</text:span><text:span text:style-name="T7">="other"&gt;</text:span>Other<text:span text:style-name="T7">&lt;</text:span><text:span text:style-name="T1">/label</text:span><text:span text:style-name="T7">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input</text:span><text:span text:style-name="T17"> type</text:span><text:span text:style-name="T7">="checkbox"</text:span><text:span text:style-name="T17"> id</text:span><text:span text:style-name="T7">="vehicle1"</text:span><text:span text:style-name="T17"> name</text:span><text:span text:style-name="T7">="vehicle1"</text:span><text:span text:style-name="T17"> value</text:span><text:span text:style-name="T7">="Bike"&gt;</text:span><text:line-break/> <text:s/><text:span text:style-name="T7">&lt;</text:span><text:span text:style-name="T1">label</text:span><text:span text:style-name="T17"> for</text:span><text:span text:style-name="T7">="vehicle1"&gt;</text:span> I have a bike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checkbox"</text:span><text:span text:style-name="T17"> id</text:span><text:span text:style-name="T7">="vehicle2"</text:span><text:span text:style-name="T17"> name</text:span><text:span text:style-name="T7">="vehicle2"</text:span><text:span text:style-name="T17"> value</text:span><text:span text:style-name="T7">="Car"&gt;</text:span><text:line-break/> <text:s/><text:span text:style-name="T7">&lt;</text:span><text:span text:style-name="T1">label</text:span><text:span text:style-name="T17"> for</text:span><text:span text:style-name="T7">="vehicle2"&gt;</text:span> I have a car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checkbox"</text:span><text:span text:style-name="T17"> id</text:span><text:span text:style-name="T7">="vehicle3"</text:span><text:span text:style-name="T17"> name</text:span><text:span text:style-name="T7">="vehicle3"</text:span><text:span text:style-name="T17"> value</text:span><text:span text:style-name="T7">="Boat"&gt;</text:span><text:line-break/> <text:s/><text:span text:style-name="T7">&lt;</text:span><text:span text:style-name="T1">label</text:span><text:span text:style-name="T17"> for</text:span><text:span text:style-name="T7">="vehicle3"&gt;</text:span> I have a boat<text:span text:style-name="T7">&lt;</text:span><text:span text:style-name="T1">/label</text:span><text:span text:style-name="T7">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input</text:span><text:span text:style-name="T17"> type</text:span><text:span text:style-name="T7">="button"</text:span><text:span text:style-name="T17"> onclick</text:span><text:span text:style-name="T7">="alert('Hello World!')"</text:span><text:span text:style-name="T17"> value</text:span><text:span text:style-name="T7">="Click Me!"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avcolor"&gt;</text:span>Select your favorite color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color"</text:span><text:span text:style-name="T17"> id</text:span><text:span text:style-name="T7">="favcolor"</text:span><text:span text:style-name="T17"> name</text:span><text:span text:style-name="T7">="favcolor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birthday"&gt;</text:span>Birthday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date"</text:span><text:span text:style-name="T17"> id</text:span><text:span text:style-name="T7">="birthday"</text:span><text:span text:style-name="T17"> name</text:span><text:span text:style-name="T7">="birthday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datemax"&gt;</text:span>Enter a date before 1980-01-01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date"</text:span><text:span text:style-name="T17"> id</text:span><text:span text:style-name="T7">="datemax"</text:span><text:span text:style-name="T17"> name</text:span><text:span text:style-name="T7">="datemax"</text:span><text:span text:style-name="T17"> max</text:span><text:span text:style-name="T7">="1979-12-31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datemin"&gt;</text:span>Enter a date after 2000-01-01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date"</text:span><text:span text:style-name="T17"> id</text:span><text:span text:style-name="T7">="datemin"</text:span><text:span text:style-name="T17"> name</text:span><text:span text:style-name="T7">="datemin"</text:span><text:span text:style-name="T17"> min</text:span><text:span text:style-name="T7">="2000-01-02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birthdaytime"&gt;</text:span>Birthday (date and time)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datetime-local"</text:span><text:span text:style-name="T17"> id</text:span><text:span text:style-name="T7">="birthdaytime"</text:span><text:span text:style-name="T17"> name</text:span><text:span text:style-name="T7">="birthdaytim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email"&gt;</text:span>Enter your email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email"</text:span><text:span text:style-name="T17"> id</text:span><text:span text:style-name="T7">="email"</text:span><text:span text:style-name="T17"> name</text:span><text:span text:style-name="T7">="email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myfile"&gt;</text:span>Select a fil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file"</text:span><text:span text:style-name="T17"> id</text:span><text:span text:style-name="T7">="myfile"</text:span><text:span text:style-name="T17"> name</text:span><text:span text:style-name="T7">="myfil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hidden"</text:span><text:span text:style-name="T17"> id</text:span><text:span text:style-name="T7">="custId"</text:span><text:span text:style-name="T17"> name</text:span><text:span text:style-name="T7">="custId"</text:span><text:span text:style-name="T17"> value</text:span><text:span text:style-name="T7">="3487"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bdaymonth"&gt;</text:span>Birthday (month and year)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month"</text:span><text:span text:style-name="T17"> id</text:span><text:span text:style-name="T7">="bdaymonth"</text:span><text:span text:style-name="T17"> name</text:span><text:span text:style-name="T7">="bdaymonth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quantity"&gt;</text:span>Quantity (between 1 and 5)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number"</text:span><text:span text:style-name="T17"> id</text:span><text:span text:style-name="T7">="quantity"</text:span><text:span text:style-name="T17"> name</text:span><text:span text:style-name="T7">="quantity"</text:span><text:span text:style-name="T17"> min</text:span><text:span text:style-name="T7">="1"</text:span><text:span text:style-name="T17"> max</text:span><text:span text:style-name="T7">="5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quantity"&gt;</text:span>Quantity:<text:span text:style-name="T7">&lt;</text:span><text:span text:style-name="T1">/label</text:span><text:span text:style-name="T7">&gt;</text:span><text:line-break/><text:soft-page-break/> <text:s/><text:span text:style-name="T7">&lt;</text:span><text:span text:style-name="T1">input</text:span><text:span text:style-name="T17"> type</text:span><text:span text:style-name="T7">="number"</text:span><text:span text:style-name="T17"> id</text:span><text:span text:style-name="T7">="quantity"</text:span><text:span text:style-name="T17"> name</text:span><text:span text:style-name="T7">="quantity"</text:span><text:span text:style-name="T17"> min</text:span><text:span text:style-name="T7">="0"</text:span><text:span text:style-name="T17"> max</text:span><text:span text:style-name="T7">="100"</text:span><text:span text:style-name="T17"> step</text:span><text:span text:style-name="T7">="10"</text:span><text:span text:style-name="T17"> value</text:span><text:span text:style-name="T7">="30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vol"&gt;</text:span>Volume (between 0 and 50)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range"</text:span><text:span text:style-name="T17"> id</text:span><text:span text:style-name="T7">="vol"</text:span><text:span text:style-name="T17"> name</text:span><text:span text:style-name="T7">="vol"</text:span><text:span text:style-name="T17"> min</text:span><text:span text:style-name="T7">="0"</text:span><text:span text:style-name="T17"> max</text:span><text:span text:style-name="T7">="50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gsearch"&gt;</text:span>Search Googl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search"</text:span><text:span text:style-name="T17"> id</text:span><text:span text:style-name="T7">="gsearch"</text:span><text:span text:style-name="T17"> name</text:span><text:span text:style-name="T7">="gsearch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phone"&gt;</text:span>Enter your phone number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l"</text:span><text:span text:style-name="T17"> id</text:span><text:span text:style-name="T7">="phone"</text:span><text:span text:style-name="T17"> name</text:span><text:span text:style-name="T7">="phone"</text:span><text:span text:style-name="T17"> pattern</text:span><text:span text:style-name="T7">="[0-9]{3}-[0-9]{2}-[0-9]{3}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appt"&gt;</text:span>Select a ti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ime"</text:span><text:span text:style-name="T17"> id</text:span><text:span text:style-name="T7">="appt"</text:span><text:span text:style-name="T17"> name</text:span><text:span text:style-name="T7">="appt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homepage"&gt;</text:span>Add your homepag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url"</text:span><text:span text:style-name="T17"> id</text:span><text:span text:style-name="T7">="homepage"</text:span><text:span text:style-name="T17"> name</text:span><text:span text:style-name="T7">="homepag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week"&gt;</text:span>Select a week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week"</text:span><text:span text:style-name="T17"> id</text:span><text:span text:style-name="T7">="week"</text:span><text:span text:style-name="T17"> name</text:span><text:span text:style-name="T7">="week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value</text:span><text:span text:style-name="T7">="John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</text:span><text:span text:style-name="T17"> value</text:span><text:span text:style-name="T7">="Do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value</text:span><text:span text:style-name="T7">="John"</text:span><text:span text:style-name="T17"> readonly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</text:span><text:span text:style-name="T17"> value</text:span><text:span text:style-name="T7">="Do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value</text:span><text:span text:style-name="T7">="John"</text:span><text:span text:style-name="T17"> disabled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</text:span><text:span text:style-name="T17"> value</text:span><text:span text:style-name="T7">="Do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size</text:span><text:span text:style-name="T7">="50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pin"&gt;</text:span>PIN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pin"</text:span><text:span text:style-name="T17"> name</text:span><text:span text:style-name="T7">="pin"</text:span><text:span text:style-name="T17"> size</text:span><text:span text:style-name="T7">="4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size</text:span><text:span text:style-name="T7">="50"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pin"&gt;</text:span>PIN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pin"</text:span><text:span text:style-name="T17"> name</text:span><text:span text:style-name="T7">="pin"</text:span><text:span text:style-name="T17"> maxlength</text:span><text:span text:style-name="T7">="4"</text:span><text:span text:style-name="T17"> size</text:span><text:span text:style-name="T7">="4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datemax"&gt;</text:span>Enter a date before 1980-01-01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date"</text:span><text:span text:style-name="T17"> id</text:span><text:span text:style-name="T7">="datemax"</text:span><text:span text:style-name="T17"> name</text:span><text:span text:style-name="T7">="datemax"</text:span><text:span text:style-name="T17"> max</text:span><text:span text:style-name="T7">="1979-12-31"&gt;&lt;</text:span><text:span text:style-name="T1">br</text:span><text:span text:style-name="T7">&gt;&lt;</text:span><text:span text:style-name="T1">br</text:span><text:span text:style-name="T7">&gt;</text:span><text:line-break/><text:line-break/> <text:s/><text:span text:style-name="T7">&lt;</text:span><text:span text:style-name="T1">label</text:span><text:span text:style-name="T17"> for</text:span><text:span text:style-name="T7">="datemin"&gt;</text:span>Enter a date after 2000-01-01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date"</text:span><text:span text:style-name="T17"> id</text:span><text:span text:style-name="T7">="datemin"</text:span><text:span text:style-name="T17"> name</text:span><text:span text:style-name="T7">="datemin"</text:span><text:span text:style-name="T17"> min</text:span><text:span text:style-name="T7">="2000-01-02"&gt;&lt;</text:span><text:span text:style-name="T1">br</text:span><text:span text:style-name="T7">&gt;&lt;</text:span><text:span text:style-name="T1">br</text:span><text:span text:style-name="T7">&gt;</text:span><text:line-break/><text:line-break/> <text:s/><text:span text:style-name="T7">&lt;</text:span><text:span text:style-name="T1">label</text:span><text:span text:style-name="T17"> for</text:span><text:span text:style-name="T7">="quantity"&gt;</text:span>Quantity (between 1 and 5)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number"</text:span><text:span text:style-name="T17"> id</text:span><text:span text:style-name="T7">="quantity"</text:span><text:span text:style-name="T17"> name</text:span><text:span text:style-name="T7">="quantity"</text:span><text:span text:style-name="T17"> min</text:span><text:span text:style-name="T7">="1"</text:span><text:span text:style-name="T17"> max</text:span><text:span text:style-name="T7">="5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iles"&gt;</text:span>Select files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file"</text:span><text:span text:style-name="T17"> id</text:span><text:span text:style-name="T7">="files"</text:span><text:span text:style-name="T17"> name</text:span><text:span text:style-name="T7">="files"</text:span><text:span text:style-name="T17"> multiple</text:span><text:span text:style-name="T7">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country_code"&gt;</text:span>Country cod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country_code"</text:span><text:span text:style-name="T17"> name</text:span><text:span text:style-name="T7">="country_code"</text:span><text:span text:style-name="T17"><text:line-break/> <text:s/>pattern</text:span><text:span text:style-name="T7">="[A-Za-z]{3}"</text:span><text:span text:style-name="T17"> title</text:span><text:span text:style-name="T7">="Three letter country cod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phone"&gt;</text:span>Enter a phone number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l"</text:span><text:span text:style-name="T17"> id</text:span><text:span text:style-name="T7">="phone"</text:span><text:span text:style-name="T17"> name</text:span><text:span text:style-name="T7">="phone"</text:span><text:span text:style-name="T17"><text:line-break/> <text:s/>placeholder</text:span><text:span text:style-name="T7">="123-45-678"</text:span><text:span text:style-name="T17"><text:line-break/> <text:s/>pattern</text:span><text:span text:style-name="T7">="[0-9]{3}-[0-9]{2}-[0-9]{3}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username"&gt;</text:span>User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username"</text:span><text:span text:style-name="T17"> name</text:span><text:span text:style-name="T7">="username"</text:span><text:span text:style-name="T17"> required</text:span><text:span text:style-name="T7">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points"&gt;</text:span>Points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number"</text:span><text:span text:style-name="T17"> id</text:span><text:span text:style-name="T7">="points"</text:span><text:span text:style-name="T17"> name</text:span><text:span text:style-name="T7">="points"</text:span><text:span text:style-name="T17"> step</text:span><text:span text:style-name="T7">="3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</text:span><text:span text:style-name="T17"> autofocus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image"</text:span><text:span text:style-name="T17"> src</text:span><text:span text:style-name="T7">="img_submit.gif"</text:span><text:span text:style-name="T17"> alt</text:span><text:span text:style-name="T7">="Submit"</text:span><text:span text:style-name="T17"> width</text:span><text:span text:style-name="T7">="48"</text:span><text:span text:style-name="T17"> height</text:span><text:span text:style-name="T7">="48"&gt;</text:span> 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7">&gt;</text:span><text:line-break/> <text:s/><text:span text:style-name="T7">&lt;</text:span><text:span text:style-name="T1">input</text:span><text:span text:style-name="T17"> list</text:span><text:span text:style-name="T7">="browsers"&gt;</text:span><text:line-break/> <text:s/><text:span text:style-name="T7">&lt;</text:span><text:span text:style-name="T1">datalist</text:span><text:span text:style-name="T17"> id</text:span><text:span text:style-name="T7">="browsers"&gt;</text:span><text:line-break/> <text:s text:c="3"/><text:span text:style-name="T7">&lt;</text:span><text:span text:style-name="T1">option</text:span><text:span text:style-name="T17"> value</text:span><text:span text:style-name="T7">="Internet Explorer"&gt;</text:span><text:line-break/> <text:s text:c="3"/><text:span text:style-name="T7">&lt;</text:span><text:span text:style-name="T1">option</text:span><text:span text:style-name="T17"> value</text:span><text:span text:style-name="T7">="Firefox"&gt;</text:span><text:line-break/> <text:s text:c="3"/><text:span text:style-name="T7">&lt;</text:span><text:span text:style-name="T1">option</text:span><text:span text:style-name="T17"> value</text:span><text:span text:style-name="T7">="Chrome"&gt;</text:span><text:line-break/> <text:s text:c="3"/><text:span text:style-name="T7">&lt;</text:span><text:span text:style-name="T1">option</text:span><text:span text:style-name="T17"> value</text:span><text:span text:style-name="T7">="Opera"&gt;</text:span><text:line-break/> <text:s text:c="3"/><text:span text:style-name="T7">&lt;</text:span><text:span text:style-name="T1">option</text:span><text:span text:style-name="T17"> value</text:span><text:span text:style-name="T7">="Safari"&gt;</text:span><text:line-break/> <text:s/><text:span text:style-name="T7">&lt;</text:span><text:span text:style-name="T1">/datalist</text:span><text:span text:style-name="T7">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 autocomplete</text:span><text:span text:style-name="T7">="on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email"&gt;</text:span>Email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email"</text:span><text:span text:style-name="T17"> id</text:span><text:span text:style-name="T7">="email"</text:span><text:span text:style-name="T17"> name</text:span><text:span text:style-name="T7">="email"</text:span><text:span text:style-name="T17"> autocomplete</text:span><text:span text:style-name="T7">="off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 id</text:span><text:span text:style-name="T7">="form1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<text:span text:style-name="T7">&lt;</text:span><text:span text:style-name="T1">/form</text:span><text:span text:style-name="T7">&gt;</text:span><text:line-break/><text:line-break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</text:span><text:line-break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</text:span><text:span text:style-name="T17"> form</text:span><text:span text:style-name="T7">="form1"&gt;</text:span>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 <text:s/><text:span text:style-name="T7">&lt;</text:span><text:span text:style-name="T1">input</text:span><text:span text:style-name="T17"> type</text:span><text:span text:style-name="T7">="submit"</text:span><text:span text:style-name="T17"> formaction</text:span><text:span text:style-name="T7">="/action_page2.php"</text:span><text:span text:style-name="T17"> </text:span><text:soft-page-break/><text:span text:style-name="T17">value</text:span><text:span text:style-name="T7">="Submit as Admin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_binary.asp"</text:span><text:span text:style-name="T17"> method</text:span><text:span text:style-name="T7">="post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 <text:s/><text:span text:style-name="T7">&lt;</text:span><text:span text:style-name="T1">input</text:span><text:span text:style-name="T17"> type</text:span><text:span text:style-name="T7">="submit"</text:span><text:span text:style-name="T17"> formenctype</text:span><text:span text:style-name="T7">="multipart/form-data"</text:span><text:span text:style-name="T17"><text:line-break/> <text:s/>value</text:span><text:span text:style-name="T7">="Submit as Multipart/form-data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 method</text:span><text:span text:style-name="T7">="get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 using GET"&gt;</text:span><text:line-break/> <text:s/><text:span text:style-name="T7">&lt;</text:span><text:span text:style-name="T1">input</text:span><text:span text:style-name="T17"> type</text:span><text:span text:style-name="T7">="submit"</text:span><text:span text:style-name="T17"> formmethod</text:span><text:span text:style-name="T7">="post"</text:span><text:span text:style-name="T17"> value</text:span><text:span text:style-name="T7">="Submit using POST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&gt;</text:span><text:line-break/> <text:s/><text:span text:style-name="T7">&lt;</text:span><text:span text:style-name="T1">label</text:span><text:span text:style-name="T17"> for</text:span><text:span text:style-name="T7">="fname"&gt;</text:span>Fir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fname"</text:span><text:span text:style-name="T17"> name</text:span><text:span text:style-name="T7">="f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label</text:span><text:span text:style-name="T17"> for</text:span><text:span text:style-name="T7">="lname"&gt;</text:span>Last name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text"</text:span><text:span text:style-name="T17"> id</text:span><text:span text:style-name="T7">="lname"</text:span><text:span text:style-name="T17"> name</text:span><text:span text:style-name="T7">="lname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 <text:s/><text:span text:style-name="T7">&lt;</text:span><text:span text:style-name="T1">input</text:span><text:span text:style-name="T17"> type</text:span><text:span text:style-name="T7">="submit"</text:span><text:span text:style-name="T17"> formtarget</text:span><text:span text:style-name="T7">="_blank"</text:span><text:span text:style-name="T17"> value</text:span><text:span text:style-name="T7">="Submit to a new window/tab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&gt;</text:span><text:line-break/> <text:s/><text:span text:style-name="T7">&lt;</text:span><text:span text:style-name="T1">label</text:span><text:span text:style-name="T17"> for</text:span><text:span text:style-name="T7">="email"&gt;</text:span>Enter your email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email"</text:span><text:span text:style-name="T17"> id</text:span><text:span text:style-name="T7">="email"</text:span><text:span text:style-name="T17"> name</text:span><text:span text:style-name="T7">="email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 <text:s/><text:span text:style-name="T7">&lt;</text:span><text:span text:style-name="T1">input</text:span><text:span text:style-name="T17"> type</text:span><text:span text:style-name="T7">="submit"</text:span><text:span text:style-name="T17"> formnovalidate</text:span><text:span text:style-name="T7">="formnovalidate"</text:span><text:span text:style-name="T17"><text:line-break/> <text:s/>value</text:span><text:span text:style-name="T7">="Submit without validation"&gt;</text:span><text:line-break/><text:span text:style-name="T7">&lt;</text:span><text:span text:style-name="T1">/form</text:span><text:span text:style-name="T7">&gt;</text:span> </text:p>
      <text:p text:style-name="P3"/>
      <text:p text:style-name="P3"><text:span text:style-name="T7">&lt;</text:span><text:span text:style-name="T1">form</text:span><text:span text:style-name="T17"> action</text:span><text:span text:style-name="T7">="/action_page.php"</text:span><text:span text:style-name="T17"> novalidate</text:span><text:span text:style-name="T7">&gt;</text:span><text:line-break/> <text:s/><text:span text:style-name="T7">&lt;</text:span><text:span text:style-name="T1">label</text:span><text:span text:style-name="T17"> for</text:span><text:span text:style-name="T7">="email"&gt;</text:span>Enter your email:<text:span text:style-name="T7">&lt;</text:span><text:span text:style-name="T1">/label</text:span><text:span text:style-name="T7">&gt;</text:span><text:line-break/> <text:s/><text:span text:style-name="T7">&lt;</text:span><text:span text:style-name="T1">input</text:span><text:span text:style-name="T17"> type</text:span><text:span text:style-name="T7">="email"</text:span><text:span text:style-name="T17"> id</text:span><text:span text:style-name="T7">="email"</text:span><text:span text:style-name="T17"> name</text:span><text:span text:style-name="T7">="email"&gt;&lt;</text:span><text:span text:style-name="T1">br</text:span><text:span text:style-name="T7">&gt;&lt;</text:span><text:span text:style-name="T1">br</text:span><text:span text:style-name="T7">&gt;</text:span><text:line-break/> <text:s/><text:span text:style-name="T7">&lt;</text:span><text:span text:style-name="T1">input</text:span><text:span text:style-name="T17"> type</text:span><text:span text:style-name="T7">="submit"</text:span><text:span text:style-name="T17"> value</text:span><text:span text:style-name="T7">="Submit"&gt;</text:span><text:line-break/><text:span text:style-name="T7">&lt;</text:span><text:span text:style-name="T1">/form</text:span><text:span text:style-name="T7">&gt;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Result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Entity Name</text:p>
          </table:table-cell>
          <table:table-cell table:style-name="Table1.A1" office:value-type="string">
            <text:p text:style-name="Table_20_Heading">Entity Number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Table_20_Contents">non-breaking space</text:p>
          </table:table-cell>
          <table:table-cell table:style-name="Table1.A1" office:value-type="string">
            <text:p text:style-name="Table_20_Contents">&amp;nbsp;</text:p>
          </table:table-cell>
          <table:table-cell table:style-name="Table1.A1" office:value-type="string">
            <text:p text:style-name="Table_20_Contents">&amp;#160;</text:p>
          </table:table-cell>
        </table:table-row>
        <table:table-row>
          <table:table-cell table:style-name="Table1.A1" office:value-type="string">
            <text:p text:style-name="Table_20_Contents">&lt;</text:p>
          </table:table-cell>
          <table:table-cell table:style-name="Table1.A1" office:value-type="string">
            <text:p text:style-name="Table_20_Contents">less than</text:p>
          </table:table-cell>
          <table:table-cell table:style-name="Table1.A1" office:value-type="string">
            <text:p text:style-name="Table_20_Contents">&amp;lt;</text:p>
          </table:table-cell>
          <table:table-cell table:style-name="Table1.A1" office:value-type="string">
            <text:p text:style-name="Table_20_Contents">&amp;#60;</text:p>
          </table:table-cell>
        </table:table-row>
        <table:table-row>
          <table:table-cell table:style-name="Table1.A1" office:value-type="string">
            <text:p text:style-name="Table_20_Contents">&gt;</text:p>
          </table:table-cell>
          <table:table-cell table:style-name="Table1.A1" office:value-type="string">
            <text:p text:style-name="Table_20_Contents">greater than</text:p>
          </table:table-cell>
          <table:table-cell table:style-name="Table1.A1" office:value-type="string">
            <text:p text:style-name="Table_20_Contents">&amp;gt;</text:p>
          </table:table-cell>
          <table:table-cell table:style-name="Table1.A1" office:value-type="string">
            <text:p text:style-name="Table_20_Contents">&amp;#62;</text:p>
          </table:table-cell>
        </table:table-row>
        <table:table-row>
          <table:table-cell table:style-name="Table1.A1" office:value-type="string">
            <text:p text:style-name="Table_20_Contents">&amp;</text:p>
          </table:table-cell>
          <table:table-cell table:style-name="Table1.A1" office:value-type="string">
            <text:p text:style-name="Table_20_Contents">ampersand</text:p>
          </table:table-cell>
          <table:table-cell table:style-name="Table1.A1" office:value-type="string">
            <text:p text:style-name="Table_20_Contents">&amp;amp;</text:p>
          </table:table-cell>
          <table:table-cell table:style-name="Table1.A1" office:value-type="string">
            <text:p text:style-name="Table_20_Contents">&amp;#38;</text:p>
          </table:table-cell>
        </table:table-row>
        <table:table-row>
          <table:table-cell table:style-name="Table1.A1" office:value-type="string">
            <text:p text:style-name="Table_20_Contents">"</text:p>
          </table:table-cell>
          <table:table-cell table:style-name="Table1.A1" office:value-type="string">
            <text:p text:style-name="Table_20_Contents">double quotation mark </text:p>
          </table:table-cell>
          <table:table-cell table:style-name="Table1.A1" office:value-type="string">
            <text:p text:style-name="Table_20_Contents">&amp;quot;</text:p>
          </table:table-cell>
          <table:table-cell table:style-name="Table1.A1" office:value-type="string">
            <text:p text:style-name="Table_20_Contents">&amp;#34;</text:p>
          </table:table-cell>
        </table:table-row>
        <table:table-row>
          <table:table-cell table:style-name="Table1.A1" office:value-type="string">
            <text:p text:style-name="Table_20_Contents">'</text:p>
          </table:table-cell>
          <table:table-cell table:style-name="Table1.A1" office:value-type="string">
            <text:p text:style-name="Table_20_Contents">single quotation mark (apostrophe) </text:p>
          </table:table-cell>
          <table:table-cell table:style-name="Table1.A1" office:value-type="string">
            <text:p text:style-name="Table_20_Contents">&amp;apos;</text:p>
          </table:table-cell>
          <table:table-cell table:style-name="Table1.A1" office:value-type="string">
            <text:p text:style-name="Table_20_Contents">&amp;#39;</text:p>
          </table:table-cell>
        </table:table-row>
        <table:table-row>
          <table:table-cell table:style-name="Table1.A1" office:value-type="string">
            <text:p text:style-name="Table_20_Contents">¢</text:p>
          </table:table-cell>
          <table:table-cell table:style-name="Table1.A1" office:value-type="string">
            <text:p text:style-name="Table_20_Contents">cent</text:p>
          </table:table-cell>
          <table:table-cell table:style-name="Table1.A1" office:value-type="string">
            <text:p text:style-name="Table_20_Contents">&amp;cent;</text:p>
          </table:table-cell>
          <table:table-cell table:style-name="Table1.A1" office:value-type="string">
            <text:p text:style-name="Table_20_Contents">&amp;#162;</text:p>
          </table:table-cell>
        </table:table-row>
        <table:table-row>
          <table:table-cell table:style-name="Table1.A1" office:value-type="string">
            <text:p text:style-name="Table_20_Contents">£</text:p>
          </table:table-cell>
          <table:table-cell table:style-name="Table1.A1" office:value-type="string">
            <text:p text:style-name="Table_20_Contents">pound</text:p>
          </table:table-cell>
          <table:table-cell table:style-name="Table1.A1" office:value-type="string">
            <text:p text:style-name="Table_20_Contents">&amp;pound;</text:p>
          </table:table-cell>
          <table:table-cell table:style-name="Table1.A1" office:value-type="string">
            <text:p text:style-name="Table_20_Contents">&amp;#163;</text:p>
          </table:table-cell>
        </table:table-row>
        <table:table-row>
          <table:table-cell table:style-name="Table1.A1" office:value-type="string">
            <text:p text:style-name="Table_20_Contents">¥</text:p>
          </table:table-cell>
          <table:table-cell table:style-name="Table1.A1" office:value-type="string">
            <text:p text:style-name="Table_20_Contents">yen</text:p>
          </table:table-cell>
          <table:table-cell table:style-name="Table1.A1" office:value-type="string">
            <text:p text:style-name="Table_20_Contents">&amp;yen;</text:p>
          </table:table-cell>
          <table:table-cell table:style-name="Table1.A1" office:value-type="string">
            <text:p text:style-name="Table_20_Contents">&amp;#165;</text:p>
          </table:table-cell>
        </table:table-row>
        <table:table-row>
          <table:table-cell table:style-name="Table1.A1" office:value-type="string">
            <text:p text:style-name="Table_20_Contents">€</text:p>
          </table:table-cell>
          <table:table-cell table:style-name="Table1.A1" office:value-type="string">
            <text:p text:style-name="Table_20_Contents">euro</text:p>
          </table:table-cell>
          <table:table-cell table:style-name="Table1.A1" office:value-type="string">
            <text:p text:style-name="Table_20_Contents">&amp;euro;</text:p>
          </table:table-cell>
          <table:table-cell table:style-name="Table1.A1" office:value-type="string">
            <text:p text:style-name="Table_20_Contents">&amp;#8364;</text:p>
          </table:table-cell>
        </table:table-row>
        <table:table-row>
          <table:table-cell table:style-name="Table1.A1" office:value-type="string">
            <text:p text:style-name="Table_20_Contents">©</text:p>
          </table:table-cell>
          <table:table-cell table:style-name="Table1.A1" office:value-type="string">
            <text:p text:style-name="Table_20_Contents">copyright</text:p>
          </table:table-cell>
          <table:table-cell table:style-name="Table1.A1" office:value-type="string">
            <text:p text:style-name="Table_20_Contents">&amp;copy;</text:p>
          </table:table-cell>
          <table:table-cell table:style-name="Table1.A1" office:value-type="string">
            <text:p text:style-name="Table_20_Contents">&amp;#169;</text:p>
          </table:table-cell>
        </table:table-row>
        <table:table-row>
          <table:table-cell table:style-name="Table1.A1" office:value-type="string">
            <text:p text:style-name="Table_20_Contents">®</text:p>
          </table:table-cell>
          <table:table-cell table:style-name="Table1.A1" office:value-type="string">
            <text:p text:style-name="Table_20_Contents">registered trademark</text:p>
          </table:table-cell>
          <table:table-cell table:style-name="Table1.A1" office:value-type="string">
            <text:p text:style-name="Table_20_Contents">&amp;reg;</text:p>
          </table:table-cell>
          <table:table-cell table:style-name="Table1.A1" office:value-type="string">
            <text:p text:style-name="Table_20_Contents">&amp;#174;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Mark</text:p>
          </table:table-cell>
          <table:table-cell table:style-name="Table2.A1" office:value-type="string">
            <text:p text:style-name="Table_20_Heading">Character</text:p>
          </table:table-cell>
          <table:table-cell table:style-name="Table2.A1" office:value-type="string">
            <text:p text:style-name="Table_20_Heading">Construct</text:p>
          </table:table-cell>
          <table:table-cell table:style-name="Table2.A1" office:value-type="string">
            <text:p text:style-name="Table_20_Heading">Result</text:p>
          </table:table-cell>
        </table:table-row>
        <table:table-row>
          <table:table-cell table:style-name="Table2.A1" office:value-type="string">
            <text:p text:style-name="Table_20_Contents"><text:s/>̀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a&amp;#768;</text:p>
          </table:table-cell>
          <table:table-cell table:style-name="Table2.A1" office:value-type="string">
            <text:p text:style-name="Table_20_Contents">à</text:p>
          </table:table-cell>
        </table:table-row>
        <table:table-row>
          <table:table-cell table:style-name="Table2.A1" office:value-type="string">
            <text:p text:style-name="Table_20_Contents"><text:s/>́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a&amp;#769;</text:p>
          </table:table-cell>
          <table:table-cell table:style-name="Table2.A1" office:value-type="string">
            <text:p text:style-name="Table_20_Contents">á</text:p>
          </table:table-cell>
        </table:table-row>
        <table:table-row>
          <table:table-cell table:style-name="Table2.A1" office:value-type="string">
            <text:p text:style-name="Table_20_Contents">̂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a&amp;#770;</text:p>
          </table:table-cell>
          <table:table-cell table:style-name="Table2.A1" office:value-type="string">
            <text:p text:style-name="Table_20_Contents">â</text:p>
          </table:table-cell>
        </table:table-row>
        <table:table-row>
          <table:table-cell table:style-name="Table2.A1" office:value-type="string">
            <text:p text:style-name="Table_20_Contents"><text:s/>̃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a&amp;#771;</text:p>
          </table:table-cell>
          <table:table-cell table:style-name="Table2.A1" office:value-type="string">
            <text:p text:style-name="Table_20_Contents">ã</text:p>
          </table:table-cell>
        </table:table-row>
        <table:table-row>
          <table:table-cell table:style-name="Table2.A1" office:value-type="string">
            <text:p text:style-name="Table_20_Contents"><text:s/>̀</text:p>
          </table:table-cell>
          <table:table-cell table:style-name="Table2.A1" office:value-type="string">
            <text:p text:style-name="Table_20_Contents">O</text:p>
          </table:table-cell>
          <table:table-cell table:style-name="Table2.A1" office:value-type="string">
            <text:p text:style-name="Table_20_Contents">O&amp;#768;</text:p>
          </table:table-cell>
          <table:table-cell table:style-name="Table2.A1" office:value-type="string">
            <text:p text:style-name="Table_20_Contents">Ò</text:p>
          </table:table-cell>
        </table:table-row>
        <table:table-row>
          <table:table-cell table:style-name="Table2.A1" office:value-type="string">
            <text:p text:style-name="Table_20_Contents"><text:s/>́</text:p>
          </table:table-cell>
          <table:table-cell table:style-name="Table2.A1" office:value-type="string">
            <text:p text:style-name="Table_20_Contents">O</text:p>
          </table:table-cell>
          <table:table-cell table:style-name="Table2.A1" office:value-type="string">
            <text:p text:style-name="Table_20_Contents">O&amp;#769;</text:p>
          </table:table-cell>
          <table:table-cell table:style-name="Table2.A1" office:value-type="string">
            <text:p text:style-name="Table_20_Contents">Ó</text:p>
          </table:table-cell>
        </table:table-row>
        <table:table-row>
          <table:table-cell table:style-name="Table2.A1" office:value-type="string">
            <text:p text:style-name="Table_20_Contents">̂</text:p>
          </table:table-cell>
          <table:table-cell table:style-name="Table2.A1" office:value-type="string">
            <text:p text:style-name="Table_20_Contents">O</text:p>
          </table:table-cell>
          <table:table-cell table:style-name="Table2.A1" office:value-type="string">
            <text:p text:style-name="Table_20_Contents">O&amp;#770;</text:p>
          </table:table-cell>
          <table:table-cell table:style-name="Table2.A1" office:value-type="string">
            <text:p text:style-name="Table_20_Contents">Ô</text:p>
          </table:table-cell>
        </table:table-row>
        <table:table-row>
          <table:table-cell table:style-name="Table2.A1" office:value-type="string">
            <text:p text:style-name="Table_20_Contents"><text:s/>̃</text:p>
          </table:table-cell>
          <table:table-cell table:style-name="Table2.A1" office:value-type="string">
            <text:p text:style-name="Table_20_Contents">O</text:p>
          </table:table-cell>
          <table:table-cell table:style-name="Table2.A1" office:value-type="string">
            <text:p text:style-name="Table_20_Contents">O&amp;#771;</text:p>
          </table:table-cell>
          <table:table-cell table:style-name="Table2.A1" office:value-type="string">
            <text:p text:style-name="Table_20_Contents">Õ</text:p>
          </table:table-cell>
        </table:table-row>
      </table:table>
      <text:p text:style-name="P3"/>
      <text:p text:style-name="P5"/>
      <text:p text:style-name="P5"/>
      <text:p text:style-name="P5"/>
      <text:p text:style-name="P5"/>
      <text:p text:style-name="P62"><text:span text:style-name="T42">Table</text:span></text:p>
      <text:p text:style-name="P16"><text:span text:style-name="T7">&lt;</text:span><text:span text:style-name="T1">table</text:span><text:span text:style-name="T17"> style</text:span><text:span text:style-name="T7">="width:100%"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h</text:span><text:span text:style-name="T7">&gt;</text:span>Firstname<text:span text:style-name="T7">&lt;</text:span><text:span text:style-name="T1">/th</text:span><text:span text:style-name="T7">&gt;</text:span><text:line-break/> <text:s text:c="3"/><text:span text:style-name="T7">&lt;</text:span><text:span text:style-name="T1">th</text:span><text:span text:style-name="T7">&gt;</text:span>Lastname<text:span text:style-name="T7">&lt;</text:span><text:span text:style-name="T1">/th</text:span><text:span text:style-name="T7">&gt;</text:span> <text:line-break/> <text:s text:c="3"/><text:span text:style-name="T7">&lt;</text:span><text:span text:style-name="T1">th</text:span><text:span text:style-name="T7">&gt;</text:span>Age<text:span text:style-name="T7">&lt;</text:span><text:span text:style-name="T1">/th</text:span><text:span text:style-name="T7">&gt;</text:span><text:line-break/> <text:s/><text:span text:style-name="T7">&lt;</text:span><text:span text:style-name="T1">/tr</text:span><text:span text:style-name="T7">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d</text:span><text:span text:style-name="T7">&gt;</text:span>Jill<text:span text:style-name="T7">&lt;</text:span><text:span text:style-name="T1">/td</text:span><text:span text:style-name="T7">&gt;</text:span><text:line-break/> <text:s text:c="3"/><text:span text:style-name="T7">&lt;</text:span><text:span text:style-name="T1">td</text:span><text:span text:style-name="T7">&gt;</text:span>Smith<text:span text:style-name="T7">&lt;</text:span><text:span text:style-name="T1">/td</text:span><text:span text:style-name="T7">&gt;</text:span> <text:line-break/> <text:s text:c="3"/><text:span text:style-name="T7">&lt;</text:span><text:span text:style-name="T1">td</text:span><text:span text:style-name="T7">&gt;</text:span>50<text:span text:style-name="T7">&lt;</text:span><text:span text:style-name="T1">/td</text:span><text:span text:style-name="T7">&gt;</text:span><text:line-break/> <text:s/><text:span text:style-name="T7">&lt;</text:span><text:span text:style-name="T1">/tr</text:span><text:span text:style-name="T7">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d</text:span><text:span text:style-name="T7">&gt;</text:span>Eve<text:span text:style-name="T7">&lt;</text:span><text:span text:style-name="T1">/td</text:span><text:span text:style-name="T7">&gt;</text:span><text:line-break/> <text:s text:c="3"/><text:span text:style-name="T7">&lt;</text:span><text:span text:style-name="T1">td</text:span><text:span text:style-name="T7">&gt;</text:span>Jackson<text:span text:style-name="T7">&lt;</text:span><text:span text:style-name="T1">/td</text:span><text:span text:style-name="T7">&gt;</text:span> <text:line-break/> <text:s text:c="3"/><text:span text:style-name="T7">&lt;</text:span><text:span text:style-name="T1">td</text:span><text:span text:style-name="T7">&gt;</text:span>94<text:span text:style-name="T7">&lt;</text:span><text:span text:style-name="T1">/td</text:span><text:span text:style-name="T7">&gt;</text:span><text:line-break/> <text:s/><text:span text:style-name="T7">&lt;</text:span><text:span text:style-name="T1">/tr</text:span><text:span text:style-name="T7">&gt;</text:span><text:line-break/><text:span text:style-name="T7">&lt;</text:span><text:span text:style-name="T1">/table</text:span><text:span text:style-name="T7">&gt;</text:span> </text:p>
      <text:p text:style-name="P1"/>
      <text:p text:style-name="P1">table, th, td <text:span text:style-name="T22">{</text:span><text:span text:style-name="T17"><text:line-break/> <text:s/>border</text:span><text:span text:style-name="T22">:</text:span><text:span text:style-name="T7"> 1px solid black</text:span><text:span text:style-name="T22">;</text:span><text:span text:style-name="T17"><text:line-break/></text:span><text:span text:style-name="T22">}</text:span></text:p>
      <text:p text:style-name="P16"/>
      <text:p text:style-name="P1">table, th, td <text:span text:style-name="T22">{</text:span><text:span text:style-name="T17"><text:line-break/> <text:s/>border</text:span><text:span text:style-name="T22">:</text:span><text:span text:style-name="T7"> 1px solid black</text:span><text:span text:style-name="T22">;</text:span><text:span text:style-name="T17"><text:line-break/> <text:s/>border-collapse</text:span><text:span text:style-name="T22">:</text:span><text:span text:style-name="T7"> collapse</text:span><text:span text:style-name="T22">;</text:span><text:span text:style-name="T17"><text:line-break/></text:span><text:span text:style-name="T22">}</text:span></text:p>
      <text:p text:style-name="P16"/>
      <text:p text:style-name="P1">th, td <text:span text:style-name="T22">{</text:span><text:span text:style-name="T17"><text:line-break/> <text:s/>padding</text:span><text:span text:style-name="T22">:</text:span><text:span text:style-name="T7"> 15px</text:span><text:span text:style-name="T22">;</text:span><text:span text:style-name="T17"><text:line-break/></text:span><text:span text:style-name="T22">}</text:span></text:p>
      <text:p text:style-name="P16"/>
      <text:p text:style-name="P1">th <text:span text:style-name="T22">{</text:span><text:span text:style-name="T17"><text:line-break/> <text:s/>text-align</text:span><text:span text:style-name="T22">:</text:span><text:span text:style-name="T7"> left</text:span><text:span text:style-name="T22">;</text:span><text:span text:style-name="T17"><text:line-break/></text:span><text:span text:style-name="T22">}</text:span></text:p>
      <text:p text:style-name="P1"/>
      <text:p text:style-name="P1">table <text:span text:style-name="T22">{</text:span><text:span text:style-name="T17"><text:line-break/> <text:s/>border-spacing</text:span><text:span text:style-name="T22">:</text:span><text:span text:style-name="T7"> 5px</text:span><text:span text:style-name="T22">;</text:span><text:span text:style-name="T17"><text:line-break/></text:span><text:span text:style-name="T22">}</text:span></text:p>
      <text:p text:style-name="P16"/>
      <text:p text:style-name="P16"><text:span text:style-name="T7">&lt;</text:span><text:span text:style-name="T1">table</text:span><text:span text:style-name="T17"> style</text:span><text:span text:style-name="T7">="width:100%"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h</text:span><text:span text:style-name="T7">&gt;</text:span>Name<text:span text:style-name="T7">&lt;</text:span><text:span text:style-name="T1">/th</text:span><text:span text:style-name="T7">&gt;</text:span><text:line-break/> <text:s text:c="3"/><text:span text:style-name="T7">&lt;</text:span><text:span text:style-name="T1">th</text:span><text:span text:style-name="T17"> colspan</text:span><text:span text:style-name="T7">="2"&gt;</text:span>Telephone<text:span text:style-name="T7">&lt;</text:span><text:span text:style-name="T1">/th</text:span><text:span text:style-name="T7">&gt;</text:span><text:line-break/> <text:s/><text:span text:style-name="T7">&lt;</text:span><text:span text:style-name="T1">/tr</text:span><text:span text:style-name="T7">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d</text:span><text:span text:style-name="T7">&gt;</text:span>Bill Gates<text:span text:style-name="T7">&lt;</text:span><text:span text:style-name="T1">/td</text:span><text:span text:style-name="T7">&gt;</text:span><text:line-break/> <text:s text:c="3"/><text:span text:style-name="T7">&lt;</text:span><text:span text:style-name="T1">td</text:span><text:span text:style-name="T7">&gt;</text:span>55577854<text:span text:style-name="T7">&lt;</text:span><text:span text:style-name="T1">/td</text:span><text:span text:style-name="T7">&gt;</text:span><text:line-break/> <text:s text:c="3"/><text:span text:style-name="T7">&lt;</text:span><text:span text:style-name="T1">td</text:span><text:span text:style-name="T7">&gt;</text:span>55577855<text:span text:style-name="T7">&lt;</text:span><text:span text:style-name="T1">/td</text:span><text:span text:style-name="T7">&gt;</text:span><text:line-break/> <text:s/><text:span text:style-name="T7">&lt;</text:span><text:span text:style-name="T1">/tr</text:span><text:span text:style-name="T7">&gt;</text:span><text:line-break/><text:span text:style-name="T7">&lt;</text:span><text:span text:style-name="T1">/table</text:span><text:span text:style-name="T7">&gt;</text:span> </text:p>
      <text:p text:style-name="P16"/>
      <text:p text:style-name="P16"><text:span text:style-name="T7">&lt;</text:span><text:span text:style-name="T1">table</text:span><text:span text:style-name="T17"> style</text:span><text:span text:style-name="T7">="width:100%"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h</text:span><text:span text:style-name="T7">&gt;</text:span>Name:<text:span text:style-name="T7">&lt;</text:span><text:span text:style-name="T1">/th</text:span><text:span text:style-name="T7">&gt;</text:span><text:line-break/> <text:s text:c="3"/><text:span text:style-name="T7">&lt;</text:span><text:span text:style-name="T1">td</text:span><text:span text:style-name="T7">&gt;</text:span>Bill Gates<text:span text:style-name="T7">&lt;</text:span><text:span text:style-name="T1">/td</text:span><text:span text:style-name="T7">&gt;</text:span><text:line-break/> <text:s/><text:span text:style-name="T7">&lt;</text:span><text:span text:style-name="T1">/tr</text:span><text:span text:style-name="T7">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h</text:span><text:span text:style-name="T17"> rowspan</text:span><text:span text:style-name="T7">="2"&gt;</text:span>Telephone:<text:span text:style-name="T7">&lt;</text:span><text:span text:style-name="T1">/th</text:span><text:span text:style-name="T7">&gt;</text:span><text:line-break/> <text:s text:c="3"/><text:span text:style-name="T7">&lt;</text:span><text:span text:style-name="T1">td</text:span><text:span text:style-name="T7">&gt;</text:span>55577854<text:span text:style-name="T7">&lt;</text:span><text:span text:style-name="T1">/td</text:span><text:span text:style-name="T7">&gt;</text:span><text:line-break/> <text:s/><text:span text:style-name="T7">&lt;</text:span><text:span text:style-name="T1">/tr</text:span><text:span text:style-name="T7">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d</text:span><text:span text:style-name="T7">&gt;</text:span>55577855<text:span text:style-name="T7">&lt;</text:span><text:span text:style-name="T1">/td</text:span><text:span text:style-name="T7">&gt;</text:span><text:line-break/> <text:s/><text:span text:style-name="T7">&lt;</text:span><text:span text:style-name="T1">/tr</text:span><text:span text:style-name="T7">&gt;</text:span><text:line-break/><text:span text:style-name="T7">&lt;</text:span><text:span text:style-name="T1">/table</text:span><text:span text:style-name="T7">&gt;</text:span> </text:p>
      <text:p text:style-name="P16"/>
      <text:p text:style-name="P16"><text:span text:style-name="T7">&lt;</text:span><text:span text:style-name="T1">table</text:span><text:span text:style-name="T17"> style</text:span><text:span text:style-name="T7">="width:100%"&gt;</text:span><text:line-break/> <text:s/><text:span text:style-name="T7">&lt;</text:span><text:span text:style-name="T1">caption</text:span><text:span text:style-name="T7">&gt;</text:span>Monthly savings<text:span text:style-name="T7">&lt;</text:span><text:span text:style-name="T1">/caption</text:span><text:span text:style-name="T7">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h</text:span><text:span text:style-name="T7">&gt;</text:span>Month<text:span text:style-name="T7">&lt;</text:span><text:span text:style-name="T1">/th</text:span><text:span text:style-name="T7">&gt;</text:span><text:line-break/> <text:s text:c="3"/><text:span text:style-name="T7">&lt;</text:span><text:span text:style-name="T1">th</text:span><text:span text:style-name="T7">&gt;</text:span>Savings<text:span text:style-name="T7">&lt;</text:span><text:span text:style-name="T1">/th</text:span><text:span text:style-name="T7">&gt;</text:span><text:line-break/> <text:s/><text:span text:style-name="T7">&lt;</text:span><text:span text:style-name="T1">/tr</text:span><text:span text:style-name="T7">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d</text:span><text:span text:style-name="T7">&gt;</text:span>January<text:span text:style-name="T7">&lt;</text:span><text:span text:style-name="T1">/td</text:span><text:span text:style-name="T7">&gt;</text:span><text:line-break/> <text:s text:c="3"/><text:span text:style-name="T7">&lt;</text:span><text:span text:style-name="T1">td</text:span><text:span text:style-name="T7">&gt;</text:span>$100<text:span text:style-name="T7">&lt;</text:span><text:span text:style-name="T1">/td</text:span><text:span text:style-name="T7">&gt;</text:span><text:line-break/> <text:s/><text:span text:style-name="T7">&lt;</text:span><text:span text:style-name="T1">/tr</text:span><text:span text:style-name="T7">&gt;</text:span><text:line-break/> <text:s/><text:span text:style-name="T7">&lt;</text:span><text:span text:style-name="T1">tr</text:span><text:span text:style-name="T7">&gt;</text:span><text:line-break/> <text:s text:c="3"/><text:span text:style-name="T7">&lt;</text:span><text:span text:style-name="T1">td</text:span><text:span text:style-name="T7">&gt;</text:span>February<text:span text:style-name="T7">&lt;</text:span><text:span text:style-name="T1">/td</text:span><text:span text:style-name="T7">&gt;</text:span><text:line-break/> <text:s text:c="3"/><text:span text:style-name="T7">&lt;</text:span><text:span text:style-name="T1">td</text:span><text:span text:style-name="T7">&gt;</text:span>$50<text:span text:style-name="T7">&lt;</text:span><text:span text:style-name="T1">/td</text:span><text:span text:style-name="T7">&gt;</text:span><text:line-break/> <text:s/><text:span text:style-name="T7">&lt;</text:span><text:span text:style-name="T1">/tr</text:span><text:span text:style-name="T7">&gt;</text:span><text:line-break/><text:span text:style-name="T7">&lt;</text:span><text:span text:style-name="T1">/table</text:span><text:span text:style-name="T7">&gt;</text:span> </text:p>
      <text:p text:style-name="P16"/>
      <text:p text:style-name="P16"/>
      <text:p text:style-name="P16"><text:span text:style-name="T7">&lt;</text:span><text:span text:style-name="T1">a</text:span><text:span text:style-name="T17"> href</text:span><text:span text:style-name="T7">="mailto:someone@example.com"&gt;</text:span>Send email<text:span text:style-name="T7">&lt;</text:span><text:span text:style-name="T1">/a</text:span><text:span text:style-name="T7">&gt;</text:span> </text:p>
      <text:p text:style-name="P16"/>
      <text:p text:style-name="P16"><text:span text:style-name="T7">&lt;</text:span><text:span text:style-name="T1">button</text:span><text:span text:style-name="T17"> onclick</text:span><text:span text:style-name="T7">="document.location='default.asp'"&gt;</text:span>HTML Tutorial<text:span text:style-name="T7">&lt;</text:span><text:span text:style-name="T1">/button</text:span><text:span text:style-name="T7">&gt;</text:span></text:p>
      <text:p text:style-name="P16"/>
      <text:p text:style-name="P16"><text:span text:style-name="T7">&lt;</text:span><text:span text:style-name="T1">h2</text:span><text:span text:style-name="T17"> id</text:span><text:span text:style-name="T7">="C4"&gt;</text:span>Chapter 4<text:span text:style-name="T7">&lt;</text:span><text:span text:style-name="T1">/h2</text:span><text:span text:style-name="T7">&gt;</text:span></text:p>
      <text:p text:style-name="P16"><text:span text:style-name="T7">&lt;</text:span><text:span text:style-name="T1">a</text:span><text:span text:style-name="T17"> href</text:span><text:span text:style-name="T7">="#C4"&gt;</text:span>Jump to Chapter 4<text:span text:style-name="T7">&lt;</text:span><text:span text:style-name="T1">/a</text:span><text:span text:style-name="T7">&gt;</text:span></text:p>
      <text:p text:style-name="P16"><text:span text:style-name="T7">&lt;</text:span><text:span text:style-name="T1">a</text:span><text:span text:style-name="T17"> href</text:span><text:span text:style-name="T7">="html_demo.html#C4"&gt;</text:span>Jump to Chapter 4<text:span text:style-name="T7">&lt;</text:span><text:span text:style-name="T1">/a</text:span><text:span text:style-name="T7">&gt;</text:span></text:p>
      <text:p text:style-name="P16"/>
      <text:p text:style-name="P59"/>
      <text:p text:style-name="P2"/>
      <text:p text:style-name="P69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0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cm">
          <style:column-sep style:width="0.009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6:34:11.047171033</meta:creation-date>
    <dc:date>2024-04-26T20:22:41.531105697</dc:date>
    <meta:editing-duration>PT16H4M49S</meta:editing-duration>
    <meta:editing-cycles>43</meta:editing-cycles>
    <meta:generator>LibreOffice/7.3.7.2$Linux_X86_64 LibreOffice_project/30$Build-2</meta:generator>
    <meta:document-statistic meta:table-count="2" meta:image-count="0" meta:object-count="0" meta:page-count="4" meta:paragraph-count="280" meta:word-count="1546" meta:character-count="17311" meta:non-whitespace-character-count="15269"/>
  </office:meta>
</office:document-meta>
</file>